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4.5708in" table:align="left"/>
    </style:style>
    <style:style style:name="Table1.A" style:family="table-column">
      <style:table-column-properties style:column-width="1.2125in"/>
    </style:style>
    <style:style style:name="Table1.B" style:family="table-column">
      <style:table-column-properties style:column-width="3.3583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4.7306in" table:align="left"/>
    </style:style>
    <style:style style:name="Table2.A" style:family="table-column">
      <style:table-column-properties style:column-width="1.8819in"/>
    </style:style>
    <style:style style:name="Table2.B" style:family="table-column">
      <style:table-column-properties style:column-width="2.8486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7.7292in" table:align="left"/>
    </style:style>
    <style:style style:name="Table3.A" style:family="table-column">
      <style:table-column-properties style:column-width="0.3896in"/>
    </style:style>
    <style:style style:name="Table3.B" style:family="table-column">
      <style:table-column-properties style:column-width="7.3396in"/>
    </style:style>
    <style:style style:name="Table3.A1" style:family="table-cell">
      <style:table-cell-properties fo:padding="0.0194in" fo:border="none"/>
    </style:style>
    <style:style style:name="Table4" style:family="table">
      <style:table-properties style:width="5.2826in" fo:margin-left="0.491in" table:align="left"/>
    </style:style>
    <style:style style:name="Table4.A" style:family="table-column">
      <style:table-column-properties style:column-width="0.4458in"/>
    </style:style>
    <style:style style:name="Table4.B" style:family="table-column">
      <style:table-column-properties style:column-width="4.8368in"/>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3.6299in" table:align="left"/>
    </style:style>
    <style:style style:name="Table5.A" style:family="table-column">
      <style:table-column-properties style:column-width="0.8069in"/>
    </style:style>
    <style:style style:name="Table5.B" style:family="table-column">
      <style:table-column-properties style:column-width="2.8229in"/>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Preformatted_20_Text">
      <style:text-properties style:language-asian="en" style:country-asian="none"/>
    </style:style>
    <style:style style:name="P2" style:family="paragraph" style:parent-style-name="Preformatted_20_Text" style:list-style-name="L7">
      <style:text-properties fo:language="en" fo:country="none"/>
    </style:style>
    <style:style style:name="P3" style:family="paragraph" style:parent-style-name="Preformatted_20_Text" style:list-style-name="L7">
      <style:text-properties fo:language="en" fo:country="none"/>
    </style:style>
    <style:style style:name="P4" style:family="paragraph" style:parent-style-name="Preformatted_20_Text" style:list-style-name="L7">
      <style:text-properties fo:language="en" fo:country="none"/>
    </style:style>
    <style:style style:name="P5" style:family="paragraph" style:parent-style-name="Preformatted_20_Text" style:list-style-name="L7">
      <style:text-properties fo:language="en" fo:country="none"/>
    </style:style>
    <style:style style:name="P6" style:family="paragraph" style:parent-style-name="Preformatted_20_Text" style:list-style-name="L8">
      <style:text-properties fo:language="en" fo:country="none"/>
    </style:style>
    <style:style style:name="P7" style:family="paragraph" style:parent-style-name="Preformatted_20_Text" style:list-style-name="L7"/>
    <style:style style:name="P8" style:family="paragraph" style:parent-style-name="Preformatted_20_Text" style:list-style-name="L7"/>
    <style:style style:name="P9" style:family="paragraph" style:parent-style-name="Preformatted_20_Text" style:list-style-name="L7"/>
    <style:style style:name="P10" style:family="paragraph" style:parent-style-name="Preformatted_20_Text" style:list-style-name="L8"/>
    <style:style style:name="P11" style:family="paragraph" style:parent-style-name="Preformatted_20_Text" style:list-style-name="L8"/>
    <style:style style:name="P12" style:family="paragraph" style:parent-style-name="Preformatted_20_Text" style:list-style-name="L9"/>
    <style:style style:name="P13" style:family="paragraph" style:parent-style-name="Preformatted_20_Text" style:list-style-name="L9"/>
    <style:style style:name="P14" style:family="paragraph" style:parent-style-name="Preformatted_20_Text" style:list-style-name="L9"/>
    <style:style style:name="P15" style:family="paragraph" style:parent-style-name="Preformatted_20_Text" style:list-style-name="L9"/>
    <style:style style:name="P16" style:family="paragraph" style:parent-style-name="Preformatted_20_Text" style:list-style-name="L9"/>
    <style:style style:name="P17" style:family="paragraph" style:parent-style-name="Preformatted_20_Text" style:list-style-name="L9"/>
    <style:style style:name="P18" style:family="paragraph" style:parent-style-name="Preformatted_20_Text" style:list-style-name="L9"/>
    <style:style style:name="P19" style:family="paragraph" style:parent-style-name="Preformatted_20_Text" style:list-style-name="L9"/>
    <style:style style:name="P20" style:family="paragraph" style:parent-style-name="Preformatted_20_Text" style:list-style-name="L9"/>
    <style:style style:name="P21" style:family="paragraph" style:parent-style-name="Preformatted_20_Text" style:list-style-name="L9"/>
    <style:style style:name="P22" style:family="paragraph" style:parent-style-name="Preformatted_20_Text" style:list-style-name="L10"/>
    <style:style style:name="P23" style:family="paragraph" style:parent-style-name="Preformatted_20_Text">
      <style:paragraph-properties fo:margin-top="0in" fo:margin-bottom="0.1965in"/>
    </style:style>
    <style:style style:name="P24" style:family="paragraph" style:parent-style-name="Preformatted_20_Text" style:list-style-name="L7">
      <style:paragraph-properties fo:margin-top="0in" fo:margin-bottom="0.1965in"/>
    </style:style>
    <style:style style:name="P25" style:family="paragraph" style:parent-style-name="Preformatted_20_Text" style:list-style-name="L7">
      <style:paragraph-properties fo:margin-top="0in" fo:margin-bottom="0.1965in"/>
    </style:style>
    <style:style style:name="P26" style:family="paragraph" style:parent-style-name="Preformatted_20_Text" style:list-style-name="L8">
      <style:paragraph-properties fo:margin-top="0in" fo:margin-bottom="0.1965in"/>
      <style:text-properties fo:language="en" fo:country="none"/>
    </style:style>
    <style:style style:name="P27" style:family="paragraph" style:parent-style-name="Preformatted_20_Text" style:list-style-name="L9">
      <style:paragraph-properties fo:margin-top="0in" fo:margin-bottom="0.1965in"/>
    </style:style>
    <style:style style:name="P28" style:family="paragraph" style:parent-style-name="Preformatted_20_Text" style:list-style-name="L9">
      <style:paragraph-properties fo:margin-top="0in" fo:margin-bottom="0.1965in"/>
    </style:style>
    <style:style style:name="P29" style:family="paragraph" style:parent-style-name="Preformatted_20_Text" style:list-style-name="L9">
      <style:paragraph-properties fo:margin-top="0in" fo:margin-bottom="0.1965in"/>
    </style:style>
    <style:style style:name="P30" style:family="paragraph" style:parent-style-name="Preformatted_20_Text" style:list-style-name="L9">
      <style:paragraph-properties fo:margin-top="0in" fo:margin-bottom="0.1965in"/>
    </style:style>
    <style:style style:name="P31" style:family="paragraph" style:parent-style-name="Preformatted_20_Text" style:list-style-name="L9">
      <style:paragraph-properties fo:margin-top="0in" fo:margin-bottom="0.1965in"/>
    </style:style>
    <style:style style:name="P32" style:family="paragraph" style:parent-style-name="Preformatted_20_Text" style:list-style-name="L9">
      <style:paragraph-properties fo:margin-top="0in" fo:margin-bottom="0.1965in"/>
    </style:style>
    <style:style style:name="P33" style:family="paragraph" style:parent-style-name="Preformatted_20_Text" style:list-style-name="L9">
      <style:paragraph-properties fo:margin-top="0in" fo:margin-bottom="0.1965in"/>
    </style:style>
    <style:style style:name="P34" style:family="paragraph" style:parent-style-name="Preformatted_20_Text" style:list-style-name="L9">
      <style:paragraph-properties fo:margin-top="0in" fo:margin-bottom="0.1965in"/>
    </style:style>
    <style:style style:name="P35" style:family="paragraph" style:parent-style-name="Preformatted_20_Text" style:list-style-name="L9">
      <style:paragraph-properties fo:margin-top="0in" fo:margin-bottom="0.1965in"/>
    </style:style>
    <style:style style:name="P36" style:family="paragraph" style:parent-style-name="Preformatted_20_Text" style:list-style-name="L9">
      <style:paragraph-properties fo:margin-top="0in" fo:margin-bottom="0.1965in"/>
    </style:style>
    <style:style style:name="P37" style:family="paragraph" style:parent-style-name="Preformatted_20_Text" style:list-style-name="L9">
      <style:paragraph-properties fo:margin-top="0in" fo:margin-bottom="0.1965in"/>
    </style:style>
    <style:style style:name="P38" style:family="paragraph" style:parent-style-name="Preformatted_20_Text" style:list-style-name="L9">
      <style:paragraph-properties fo:margin-top="0in" fo:margin-bottom="0.1965in"/>
    </style:style>
    <style:style style:name="P39" style:family="paragraph" style:parent-style-name="Preformatted_20_Text" style:list-style-name="L9">
      <style:paragraph-properties fo:margin-top="0in" fo:margin-bottom="0.1965in"/>
    </style:style>
    <style:style style:name="P40" style:family="paragraph" style:parent-style-name="Preformatted_20_Text" style:list-style-name="L9">
      <style:paragraph-properties fo:margin-top="0in" fo:margin-bottom="0.1965in"/>
    </style:style>
    <style:style style:name="P41" style:family="paragraph" style:parent-style-name="Preformatted_20_Text" style:list-style-name="L9">
      <style:paragraph-properties fo:margin-top="0in" fo:margin-bottom="0.1965in"/>
    </style:style>
    <style:style style:name="P42" style:family="paragraph" style:parent-style-name="Preformatted_20_Text" style:list-style-name="L9">
      <style:paragraph-properties fo:margin-top="0in" fo:margin-bottom="0.1965in"/>
    </style:style>
    <style:style style:name="P43" style:family="paragraph" style:parent-style-name="Preformatted_20_Text" style:list-style-name="L10">
      <style:paragraph-properties fo:margin-top="0in" fo:margin-bottom="0.1965in"/>
    </style:style>
    <style:style style:name="P44" style:family="paragraph" style:parent-style-name="Preformatted_20_Text" style:list-style-name="L10">
      <style:paragraph-properties fo:margin-top="0in" fo:margin-bottom="0.1965in"/>
    </style:style>
    <style:style style:name="P45" style:family="paragraph" style:parent-style-name="Preformatted_20_Text" style:list-style-name="L10">
      <style:paragraph-properties fo:margin-top="0in" fo:margin-bottom="0.1965in"/>
    </style:style>
    <style:style style:name="P46" style:family="paragraph" style:parent-style-name="Preformatted_20_Text" style:list-style-name="L10">
      <style:paragraph-properties fo:margin-top="0in" fo:margin-bottom="0.1965in"/>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margin-top="0in" fo:margin-bottom="0.1965in" fo:text-align="start" style:justify-single-word="false"/>
    </style:style>
    <style:style style:name="P49" style:family="paragraph" style:parent-style-name="Heading_20_1">
      <style:paragraph-properties fo:text-align="center" style:justify-single-word="false"/>
    </style:style>
    <style:style style:name="P50" style:family="paragraph" style:parent-style-name="List_20_Heading">
      <style:paragraph-properties fo:margin-left="0.3937in" fo:margin-right="0in" fo:text-indent="0in" style:auto-text-indent="false"/>
    </style:style>
    <style:style style:name="P51" style:family="paragraph" style:parent-style-name="List_20_Heading">
      <style:paragraph-properties fo:margin-top="0in" fo:margin-bottom="0.1965in"/>
    </style:style>
    <style:style style:name="P52" style:family="paragraph" style:parent-style-name="List_20_Heading">
      <style:paragraph-properties fo:margin-top="0in" fo:margin-bottom="0.1965in"/>
      <style:text-properties fo:language="en" fo:country="none"/>
    </style:style>
    <style:style style:name="P53" style:family="paragraph" style:parent-style-name="List_20_Contents">
      <style:paragraph-properties fo:margin-top="0in" fo:margin-bottom="0.1965in"/>
    </style:style>
    <style:style style:name="P54" style:family="paragraph" style:parent-style-name="List_20_Contents">
      <style:paragraph-properties fo:margin-top="0in" fo:margin-bottom="0.1965in"/>
      <style:text-properties style:language-asian="en" style:country-asian="none"/>
    </style:style>
    <style:style style:name="P55" style:family="paragraph" style:parent-style-name="Text_20_body" style:list-style-name="L1">
      <style:text-properties fo:language="en" fo:country="none"/>
    </style:style>
    <style:style style:name="P56" style:family="paragraph" style:parent-style-name="Text_20_body">
      <style:text-properties fo:language="en" fo:country="none" fo:font-weight="bold"/>
    </style:style>
    <style:style style:name="P57" style:family="paragraph" style:parent-style-name="Text_20_body" style:list-style-name="L11">
      <style:text-properties fo:language="en" fo:country="none"/>
    </style:style>
    <style:style style:name="P58" style:family="paragraph" style:parent-style-name="Text_20_body" style:list-style-name="L1">
      <style:text-properties fo:language="en" fo:country="none"/>
    </style:style>
    <style:style style:name="P59" style:family="paragraph" style:parent-style-name="Text_20_body">
      <style:text-properties style:language-asian="en" style:country-asian="none"/>
    </style:style>
    <style:style style:name="P60" style:family="paragraph" style:parent-style-name="Text_20_body" style:list-style-name="L3">
      <style:text-properties style:language-asian="en" style:country-asian="none"/>
    </style:style>
    <style:style style:name="P61" style:family="paragraph" style:parent-style-name="Text_20_body" style:list-style-name="L3">
      <style:text-properties style:language-asian="en" style:country-asian="none"/>
    </style:style>
    <style:style style:name="P62" style:family="paragraph" style:parent-style-name="Text_20_body" style:list-style-name="L3">
      <style:text-properties style:language-asian="en" style:country-asian="none"/>
    </style:style>
    <style:style style:name="P63" style:family="paragraph" style:parent-style-name="Text_20_body" style:list-style-name="L3">
      <style:text-properties style:language-asian="en" style:country-asian="none"/>
    </style:style>
    <style:style style:name="P64" style:family="paragraph" style:parent-style-name="Text_20_body" style:list-style-name="L9">
      <style:text-properties style:language-asian="en" style:country-asian="none"/>
    </style:style>
    <style:style style:name="P65" style:family="paragraph" style:parent-style-name="Text_20_body" style:list-style-name="L9">
      <style:text-properties style:language-asian="en" style:country-asian="none"/>
    </style:style>
    <style:style style:name="P66" style:family="paragraph" style:parent-style-name="Text_20_body" style:list-style-name="L9">
      <style:text-properties style:language-asian="en" style:country-asian="none"/>
    </style:style>
    <style:style style:name="P67" style:family="paragraph" style:parent-style-name="Text_20_body" style:list-style-name="L9">
      <style:text-properties style:language-asian="en" style:country-asian="none"/>
    </style:style>
    <style:style style:name="P68" style:family="paragraph" style:parent-style-name="Text_20_body" style:list-style-name="L9">
      <style:text-properties style:language-asian="en" style:country-asian="none"/>
    </style:style>
    <style:style style:name="P69" style:family="paragraph" style:parent-style-name="Text_20_body" style:list-style-name="L9">
      <style:text-properties style:language-asian="en" style:country-asian="none"/>
    </style:style>
    <style:style style:name="P70" style:family="paragraph" style:parent-style-name="Text_20_body" style:list-style-name="L9">
      <style:text-properties style:language-asian="en" style:country-asian="none"/>
    </style:style>
    <style:style style:name="P71" style:family="paragraph" style:parent-style-name="Text_20_body" style:list-style-name="L9">
      <style:text-properties style:language-asian="en" style:country-asian="none"/>
    </style:style>
    <style:style style:name="P72" style:family="paragraph" style:parent-style-name="Text_20_body" style:list-style-name="L9">
      <style:text-properties style:language-asian="en" style:country-asian="none"/>
    </style:style>
    <style:style style:name="P73" style:family="paragraph" style:parent-style-name="Text_20_body" style:list-style-name="L10">
      <style:text-properties style:language-asian="en" style:country-asian="none"/>
    </style:style>
    <style:style style:name="P74" style:family="paragraph" style:parent-style-name="Text_20_body" style:list-style-name="L10">
      <style:text-properties style:language-asian="en" style:country-asian="none"/>
    </style:style>
    <style:style style:name="P75" style:family="paragraph" style:parent-style-name="Text_20_body" style:list-style-name="L11">
      <style:text-properties style:language-asian="en" style:country-asian="none"/>
    </style:style>
    <style:style style:name="P76" style:family="paragraph" style:parent-style-name="Text_20_body" style:list-style-name="L2"/>
    <style:style style:name="P77" style:family="paragraph" style:parent-style-name="Text_20_body" style:list-style-name="L2"/>
    <style:style style:name="P78" style:family="paragraph" style:parent-style-name="Text_20_body" style:list-style-name="L2"/>
    <style:style style:name="P79" style:family="paragraph" style:parent-style-name="Text_20_body" style:list-style-name="L2"/>
    <style:style style:name="P80" style:family="paragraph" style:parent-style-name="Text_20_body" style:list-style-name="L2"/>
    <style:style style:name="P81" style:family="paragraph" style:parent-style-name="Text_20_body" style:list-style-name="L2"/>
    <style:style style:name="P82" style:family="paragraph" style:parent-style-name="Text_20_body" style:list-style-name="L4"/>
    <style:style style:name="P83" style:family="paragraph" style:parent-style-name="Text_20_body" style:list-style-name="L4"/>
    <style:style style:name="P84" style:family="paragraph" style:parent-style-name="Text_20_body" style:list-style-name="L4"/>
    <style:style style:name="P85" style:family="paragraph" style:parent-style-name="Text_20_body" style:list-style-name="L4"/>
    <style:style style:name="P86" style:family="paragraph" style:parent-style-name="Text_20_body" style:list-style-name="L4"/>
    <style:style style:name="P87" style:family="paragraph" style:parent-style-name="Text_20_body" style:list-style-name="L4"/>
    <style:style style:name="P88" style:family="paragraph" style:parent-style-name="Text_20_body" style:list-style-name="L4"/>
    <style:style style:name="P89" style:family="paragraph" style:parent-style-name="Text_20_body" style:list-style-name="L4"/>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5"/>
    <style:style style:name="P93" style:family="paragraph" style:parent-style-name="Text_20_body" style:list-style-name="L5"/>
    <style:style style:name="P94" style:family="paragraph" style:parent-style-name="Text_20_body" style:list-style-name="L5"/>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6"/>
    <style:style style:name="P98" style:family="paragraph" style:parent-style-name="Text_20_body" style:list-style-name="L6"/>
    <style:style style:name="P99" style:family="paragraph" style:parent-style-name="Text_20_body" style:list-style-name="L6"/>
    <style:style style:name="P100" style:family="paragraph" style:parent-style-name="Text_20_body" style:list-style-name="L6"/>
    <style:style style:name="P101" style:family="paragraph" style:parent-style-name="Text_20_body" style:list-style-name="L6"/>
    <style:style style:name="P102" style:family="paragraph" style:parent-style-name="Text_20_body" style:list-style-name="L6"/>
    <style:style style:name="P103" style:family="paragraph" style:parent-style-name="Text_20_body" style:list-style-name="L6"/>
    <style:style style:name="P104" style:family="paragraph" style:parent-style-name="Text_20_body" style:list-style-name="L6"/>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7"/>
    <style:style style:name="P108" style:family="paragraph" style:parent-style-name="Text_20_body" style:list-style-name="L7"/>
    <style:style style:name="P109" style:family="paragraph" style:parent-style-name="Text_20_body" style:list-style-name="L7"/>
    <style:style style:name="P110" style:family="paragraph" style:parent-style-name="Text_20_body" style:list-style-name="L7"/>
    <style:style style:name="P111" style:family="paragraph" style:parent-style-name="Text_20_body" style:list-style-name="L7"/>
    <style:style style:name="P112" style:family="paragraph" style:parent-style-name="Text_20_body" style:list-style-name="L8"/>
    <style:style style:name="P113" style:family="paragraph" style:parent-style-name="Text_20_body" style:list-style-name="L8"/>
    <style:style style:name="P114" style:family="paragraph" style:parent-style-name="Text_20_body" style:list-style-name="L8"/>
    <style:style style:name="P115" style:family="paragraph" style:parent-style-name="Text_20_body" style:list-style-name="L8"/>
    <style:style style:name="P116" style:family="paragraph" style:parent-style-name="Text_20_body" style:list-style-name="L8"/>
    <style:style style:name="P117" style:family="paragraph" style:parent-style-name="Text_20_body" style:list-style-name="L9"/>
    <style:style style:name="P118" style:family="paragraph" style:parent-style-name="Text_20_body" style:list-style-name="L9"/>
    <style:style style:name="P119" style:family="paragraph" style:parent-style-name="Text_20_body" style:list-style-name="L9"/>
    <style:style style:name="P120" style:family="paragraph" style:parent-style-name="Text_20_body" style:list-style-name="L9"/>
    <style:style style:name="P121" style:family="paragraph" style:parent-style-name="Text_20_body" style:list-style-name="L9"/>
    <style:style style:name="P122" style:family="paragraph" style:parent-style-name="Text_20_body" style:list-style-name="L9"/>
    <style:style style:name="P123" style:family="paragraph" style:parent-style-name="Text_20_body" style:list-style-name="L9"/>
    <style:style style:name="P124" style:family="paragraph" style:parent-style-name="Text_20_body" style:list-style-name="L9"/>
    <style:style style:name="P125" style:family="paragraph" style:parent-style-name="Text_20_body" style:list-style-name="L9"/>
    <style:style style:name="P126" style:family="paragraph" style:parent-style-name="Text_20_body" style:list-style-name="L9"/>
    <style:style style:name="P127" style:family="paragraph" style:parent-style-name="Text_20_body" style:list-style-name="L9"/>
    <style:style style:name="P128" style:family="paragraph" style:parent-style-name="Text_20_body" style:list-style-name="L9"/>
    <style:style style:name="P129" style:family="paragraph" style:parent-style-name="Text_20_body" style:list-style-name="L9"/>
    <style:style style:name="P130" style:family="paragraph" style:parent-style-name="Text_20_body" style:list-style-name="L9"/>
    <style:style style:name="P131" style:family="paragraph" style:parent-style-name="Text_20_body" style:list-style-name="L9"/>
    <style:style style:name="P132" style:family="paragraph" style:parent-style-name="Text_20_body" style:list-style-name="L9"/>
    <style:style style:name="P133" style:family="paragraph" style:parent-style-name="Text_20_body" style:list-style-name="L9"/>
    <style:style style:name="P134" style:family="paragraph" style:parent-style-name="Text_20_body" style:list-style-name="L9"/>
    <style:style style:name="P135" style:family="paragraph" style:parent-style-name="Text_20_body" style:list-style-name="L10"/>
    <style:style style:name="P136" style:family="paragraph" style:parent-style-name="Text_20_body" style:list-style-name="L10"/>
    <style:style style:name="P137" style:family="paragraph" style:parent-style-name="Text_20_body" style:list-style-name="L10"/>
    <style:style style:name="P138" style:family="paragraph" style:parent-style-name="Text_20_body" style:list-style-name="L8">
      <style:paragraph-properties fo:margin-top="0in" fo:margin-bottom="0in"/>
    </style:style>
    <style:style style:name="P139" style:family="paragraph" style:parent-style-name="Heading_20_2">
      <style:text-properties fo:language="en" fo:country="none"/>
    </style:style>
    <style:style style:name="T1" style:family="text">
      <style:text-properties fo:language="en" fo:country="none"/>
    </style:style>
    <style:style style:name="T2" style:family="text">
      <style:text-properties fo:language="en" fo:country="none" fo:font-weight="bold"/>
    </style:style>
    <style:style style:name="T3" style:family="text">
      <style:text-properties style:language-asian="en" style:country-asian="none"/>
    </style:style>
    <style:style style:name="T4" style:family="text">
      <style:text-properties style:language-asian="en" style:country-asian="none" style:font-weight-asian="bold"/>
    </style:style>
    <style:style style:name="T5" style:family="text">
      <style:text-properties fo:font-weight="bold"/>
    </style:style>
    <style:style style:name="T6" style:family="text">
      <style:text-properties fo:color="#ff0000" fo:language="en" fo:country="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is-list-header="true">Awk学习笔记</text:h>
      <text:h text:style-name="Heading_20_1" text:outline-level="1" text:is-list-header="true"><text:span text:style-name="T5">Table of Contents</text:span></text:h>
      <text:p text:style-name="List_20_Heading"><text:a xlink:type="simple" xlink:href="http://www.ringkee.com/note/opensource/awk.htm#id2874769">1. awk简介</text:a></text:p>
      <text:p text:style-name="List_20_Heading"><text:a xlink:type="simple" xlink:href="http://www.ringkee.com/note/opensource/awk.htm#id2811692">2. awk命令格式和选项</text:a></text:p>
      <text:p text:style-name="P50"><text:a xlink:type="simple" xlink:href="http://www.ringkee.com/note/opensource/awk.htm#id2875105">2.1. awk的语法有两种形式</text:a></text:p>
      <text:p text:style-name="P50"><text:a xlink:type="simple" xlink:href="http://www.ringkee.com/note/opensource/awk.htm#id2811724">2.2. 命令选项</text:a></text:p>
      <text:p text:style-name="List_20_Heading"><text:a xlink:type="simple" xlink:href="http://www.ringkee.com/note/opensource/awk.htm#id2810238">3. 模式和操作</text:a></text:p>
      <text:p text:style-name="P50"><text:a xlink:type="simple" xlink:href="http://www.ringkee.com/note/opensource/awk.htm#id2810524">3.1. 模式</text:a></text:p>
      <text:p text:style-name="P50"><text:a xlink:type="simple" xlink:href="http://www.ringkee.com/note/opensource/awk.htm#id2810309">3.2. 操作</text:a></text:p>
      <text:p text:style-name="List_20_Heading"><text:a xlink:type="simple" xlink:href="http://www.ringkee.com/note/opensource/awk.htm#id2810368">4. awk的环境变量</text:a></text:p>
      <text:p text:style-name="List_20_Heading"><text:a xlink:type="simple" xlink:href="http://www.ringkee.com/note/opensource/awk.htm#id2861554">5. awk运算符</text:a></text:p>
      <text:p text:style-name="List_20_Heading"><text:a xlink:type="simple" xlink:href="http://www.ringkee.com/note/opensource/awk.htm#id2861781">6. 记录和域</text:a></text:p>
      <text:p text:style-name="P50"><text:a xlink:type="simple" xlink:href="http://www.ringkee.com/note/opensource/awk.htm#id2861789">6.1. 记录</text:a></text:p>
      <text:p text:style-name="P50"><text:a xlink:type="simple" xlink:href="http://www.ringkee.com/note/opensource/awk.htm#id2861825">6.2. 域</text:a></text:p>
      <text:p text:style-name="P50"><text:a xlink:type="simple" xlink:href="http://www.ringkee.com/note/opensource/awk.htm#id2861842">6.3. 域分隔符</text:a></text:p>
      <text:p text:style-name="List_20_Heading"><text:a xlink:type="simple" xlink:href="http://www.ringkee.com/note/opensource/awk.htm#id2861873">7. gawk专用正则表达式元字符</text:a></text:p>
      <text:p text:style-name="List_20_Heading"><text:a xlink:type="simple" xlink:href="http://www.ringkee.com/note/opensource/awk.htm#id2808449">8. POSIX字符集</text:a></text:p>
      <text:p text:style-name="List_20_Heading"><text:a xlink:type="simple" xlink:href="http://www.ringkee.com/note/opensource/awk.htm#id2808469">9. 匹配操作符(~)</text:a></text:p>
      <text:p text:style-name="List_20_Heading"><text:a xlink:type="simple" xlink:href="http://www.ringkee.com/note/opensource/awk.htm#id2808484">10. 比较表达式</text:a></text:p>
      <text:p text:style-name="List_20_Heading"><text:a xlink:type="simple" xlink:href="http://www.ringkee.com/note/opensource/awk.htm#id2808521">11. 范围模板</text:a></text:p>
      <text:p text:style-name="List_20_Heading"><text:a xlink:type="simple" xlink:href="http://www.ringkee.com/note/opensource/awk.htm#id2808538">12. 一个验证passwd文件有效性的例子</text:a></text:p>
      <text:p text:style-name="List_20_Heading"><text:a xlink:type="simple" xlink:href="http://www.ringkee.com/note/opensource/awk.htm#id2808913">13. 几个实例</text:a></text:p>
      <text:p text:style-name="List_20_Heading"><text:a xlink:type="simple" xlink:href="http://www.ringkee.com/note/opensource/awk.htm#id2809043">14. awk编程</text:a></text:p>
      <text:p text:style-name="P50"><text:a xlink:type="simple" xlink:href="http://www.ringkee.com/note/opensource/awk.htm#id2809050">14.1. 变量</text:a></text:p>
      <text:p text:style-name="P50"><text:a xlink:type="simple" xlink:href="http://www.ringkee.com/note/opensource/awk.htm#id2809144">14.2. BEGIN模块</text:a></text:p>
      <text:p text:style-name="P50"><text:a xlink:type="simple" xlink:href="http://www.ringkee.com/note/opensource/awk.htm#id2809168">14.3. END模块</text:a></text:p>
      <text:p text:style-name="P50"><text:a xlink:type="simple" xlink:href="http://www.ringkee.com/note/opensource/awk.htm#id2809190">14.4. 重定向和管道</text:a></text:p>
      <text:p text:style-name="P50"><text:a xlink:type="simple" xlink:href="http://www.ringkee.com/note/opensource/awk.htm#id2809364">14.5. 条件语句</text:a></text:p>
      <text:p text:style-name="P50"><text:a xlink:type="simple" xlink:href="http://www.ringkee.com/note/opensource/awk.htm#id2809482">14.6. 循环</text:a></text:p>
      <text:p text:style-name="P50"><text:a xlink:type="simple" xlink:href="http://www.ringkee.com/note/opensource/awk.htm#id2809593">14.7. 数组</text:a></text:p>
      <text:p text:style-name="P50"><text:a xlink:type="simple" xlink:href="http://www.ringkee.com/note/opensource/awk.htm#id2809716">14.8. awk的内建函数</text:a></text:p>
      <text:p text:style-name="P51"><text:a xlink:type="simple" xlink:href="http://www.ringkee.com/note/opensource/awk.htm#id2876398">15. How-to</text:a></text:p>
      <text:h text:style-name="Heading_20_2" text:outline-level="2" text:is-list-header="true"><text:bookmark text:name="id2874769"/><text:span text:style-name="T1">1.awk</text:span><text:span text:style-name="T3">简介</text:span></text:h>
      <text:p text:style-name="Text_20_body"><text:span text:style-name="T1"><text:s text:c="2"/>awk </text:span><text:span text:style-name="T3">是一种编程语言，用于在</text:span><text:span text:style-name="T1">linux/unix</text:span><text:span text:style-name="T3">下对文本和数据进行处理。数据可以来自标准输入、一个或多个文件，或其它命令的输出。它支持用户自定义函数和 动态正则表达式等先进功能，是</text:span><text:span text:style-name="T1">linux/unix</text:span><text:span text:style-name="T3">下的一个强大编程工具。它在命令行中使用，但更多是作为脚本来使用。</text:span><text:span text:style-name="T1">awk</text:span><text:span text:style-name="T3">的处理文本和数据的方式是这 样的，它逐行扫描文件，从第一行到最后一行，寻找匹配的特定模式的行，并在这些行上进行你想要的操作。如果没有指定处理动作，则把匹配的行显示到标准输出 </text:span><text:span text:style-name="T1">(</text:span><text:span text:style-name="T3">屏幕</text:span><text:span text:style-name="T1">)</text:span><text:span text:style-name="T3">，如果没有指定模式，则所有被操作所指定的行都被处理。</text:span><text:span text:style-name="T1">awk</text:span><text:span text:style-name="T3">分别代表其作者姓氏的第一个字母。因为它的作者是三个人，分别是</text:span><text:span text:style-name="T1">Alfred Aho</text:span><text:span text:style-name="T3">、</text:span><text:span text:style-name="T1">Brian Kernighan</text:span><text:span text:style-name="T3">、</text:span><text:span text:style-name="T1">Peter Weinberger</text:span><text:span text:style-name="T3">。</text:span><text:span text:style-name="T1">gawk</text:span><text:span text:style-name="T3">是</text:span><text:span text:style-name="T1">awk</text:span><text:span text:style-name="T3">的</text:span><text:span text:style-name="T1">GNU</text:span><text:span text:style-name="T3">版本，它提供了</text:span><text:span text:style-name="T1">Bell</text:span><text:span text:style-name="T3">实验室和</text:span><text:span text:style-name="T1">GNU</text:span><text:span text:style-name="T3">的一些扩展。下面介绍的</text:span><text:span text:style-name="T1">awk</text:span><text:span text:style-name="T3">是以</text:span><text:span text:style-name="T1">GUN</text:span><text:span text:style-name="T3">的</text:span><text:span text:style-name="T1">gawk</text:span><text:span text:style-name="T3">为例的，在 </text:span><text:span text:style-name="T1">linux</text:span><text:span text:style-name="T3">系统中已把</text:span><text:span text:style-name="T1">awk</text:span><text:span text:style-name="T3">链接到</text:span><text:span text:style-name="T1">gawk</text:span><text:span text:style-name="T3">，所以下</text:span><text:soft-page-break/><text:span text:style-name="T3">面全部以</text:span><text:span text:style-name="T1">awk</text:span><text:span text:style-name="T3">进行介绍。</text:span></text:p>
      <text:h text:style-name="Heading_20_2" text:outline-level="2" text:is-list-header="true"><text:bookmark text:name="id2811692"/><text:span text:style-name="T1">2. awk</text:span><text:span text:style-name="T3">命令格式和选项</text:span></text:h>
      <text:h text:style-name="Heading_20_3" text:outline-level="3" text:is-list-header="true"><text:bookmark text:name="id2875105"/><text:span text:style-name="T1">2.1. awk</text:span><text:span text:style-name="T3">的语法有两种形式</text:span></text:h>
      <text:list text:style-name="L1">
        <text:list-item>
          <text:p text:style-name="P55">awk [options] 'script' var=value file(s)</text:p>
        </text:list-item>
        <text:list-item>
          <text:p text:style-name="P55">awk [options] -f scriptfile var=value file(s)</text:p>
        </text:list-item>
      </text:list>
      <text:h text:style-name="Heading_20_3" text:outline-level="3" text:is-list-header="true"><text:bookmark text:name="id2811724"/><text:span text:style-name="T1">2.2. </text:span><text:span text:style-name="T3">命令选项</text:span></text:h>
      <text:p text:style-name="P52">-F fs or --field-separator fs</text:p>
      <text:p text:style-name="P53"><text:span text:style-name="T3">指定输入文件折分隔符，</text:span><text:span text:style-name="T1">fs</text:span><text:span text:style-name="T3">是一个字符串或者是一个正则表达式，如</text:span><text:span text:style-name="T1">-F:</text:span><text:span text:style-name="T3">。</text:span></text:p>
      <text:p text:style-name="P52">-v var=value or --asign var=value</text:p>
      <text:p text:style-name="P54">赋值一个用户定义变量。</text:p>
      <text:p text:style-name="P52">-f scripfile or --file scriptfile</text:p>
      <text:p text:style-name="P53"><text:span text:style-name="T3">从脚本文件中读取</text:span><text:span text:style-name="T1">awk</text:span><text:span text:style-name="T3">命令。</text:span></text:p>
      <text:p text:style-name="P52">-mf nnn and -mr nnn</text:p>
      <text:p text:style-name="P53"><text:span text:style-name="T3">对</text:span><text:span text:style-name="T1">nnn</text:span><text:span text:style-name="T3">值设置内在限制，</text:span><text:span text:style-name="T1">-mf</text:span><text:span text:style-name="T3">选项限制分配给</text:span><text:span text:style-name="T1">nnn</text:span><text:span text:style-name="T3">的最大块数目；</text:span><text:span text:style-name="T1">-mr</text:span><text:span text:style-name="T3">选项限制记录的最大数目。这两个功能是</text:span><text:span text:style-name="T1">Bell</text:span><text:span text:style-name="T3">实验室版</text:span><text:span text:style-name="T1">awk</text:span><text:span text:style-name="T3">的扩展功能，在标准</text:span><text:span text:style-name="T1">awk</text:span><text:span text:style-name="T3">中不适用。</text:span></text:p>
      <text:p text:style-name="P52">-W compact or --compat, -W traditional or --traditional</text:p>
      <text:p text:style-name="P53"><text:span text:style-name="T3">在兼容模式下运行</text:span><text:span text:style-name="T1">awk</text:span><text:span text:style-name="T3">。所以</text:span><text:span text:style-name="T1">gawk</text:span><text:span text:style-name="T3">的行为和标准的</text:span><text:span text:style-name="T1">awk</text:span><text:span text:style-name="T3">完全一样，所有的</text:span><text:span text:style-name="T1">awk</text:span><text:span text:style-name="T3">扩展都被忽略。</text:span></text:p>
      <text:p text:style-name="P52">-W copyleft or --copyleft, -W copyright or --copyright</text:p>
      <text:p text:style-name="P54">打印简短的版权信息。</text:p>
      <text:p text:style-name="P52">-W help or --help, -W usage or --usage</text:p>
      <text:p text:style-name="P53"><text:span text:style-name="T3">打印全部</text:span><text:span text:style-name="T1">awk</text:span><text:span text:style-name="T3">选项和每个选项的简短说明。</text:span></text:p>
      <text:p text:style-name="P52">-W lint or --lint</text:p>
      <text:p text:style-name="P53"><text:span text:style-name="T3">打印不能向传统</text:span><text:span text:style-name="T1">unix</text:span><text:span text:style-name="T3">平台移植的结构的警告。</text:span></text:p>
      <text:p text:style-name="P52">-W lint-old or --lint-old</text:p>
      <text:p text:style-name="P53"><text:span text:style-name="T3">打印关于不能向传统</text:span><text:span text:style-name="T1">unix</text:span><text:span text:style-name="T3">平台移植的结构的警告。</text:span></text:p>
      <text:p text:style-name="P52"><text:soft-page-break/>-W posix</text:p>
      <text:p text:style-name="P53"><text:span text:style-name="T3">打开兼容模式。但有以下限制，不识别：</text:span><text:span text:style-name="T1">\x</text:span><text:span text:style-name="T3">、函数关键字、</text:span><text:span text:style-name="T1">func</text:span><text:span text:style-name="T3">、换码序列以及当</text:span><text:span text:style-name="T1">fs</text:span><text:span text:style-name="T3">是一个空格时，将新行作为一个域分隔符；操作符</text:span><text:span text:style-name="T1">**</text:span><text:span text:style-name="T3">和</text:span><text:span text:style-name="T1">**=</text:span><text:span text:style-name="T3">不能代替</text:span><text:span text:style-name="T1">^</text:span><text:span text:style-name="T3">和</text:span><text:span text:style-name="T1">^=</text:span><text:span text:style-name="T3">；</text:span><text:span text:style-name="T1">fflush</text:span><text:span text:style-name="T3">无效。</text:span></text:p>
      <text:p text:style-name="P52">-W re-interval or --re-inerval</text:p>
      <text:p text:style-name="P53"><text:span text:style-name="T3">允许间隔正则表达式的使用，参考</text:span><text:span text:style-name="T1">(grep</text:span><text:span text:style-name="T3">中的</text:span><text:span text:style-name="T1">Posix</text:span><text:span text:style-name="T3">字符类</text:span><text:span text:style-name="T1">)</text:span><text:span text:style-name="T3">，如括号表达式</text:span><text:span text:style-name="T1">[[:alpha:]]</text:span><text:span text:style-name="T3">。</text:span></text:p>
      <text:p text:style-name="P52">-W source program-text or --source program-text</text:p>
      <text:p text:style-name="P53"><text:span text:style-name="T3">使用</text:span><text:span text:style-name="T1">program-text</text:span><text:span text:style-name="T3">作为源代码，可与</text:span><text:span text:style-name="T1">-f</text:span><text:span text:style-name="T3">命令混用。</text:span></text:p>
      <text:p text:style-name="P52">-W version or --version</text:p>
      <text:p text:style-name="P53"><text:span text:style-name="T3">打印</text:span><text:span text:style-name="T1">bug</text:span><text:span text:style-name="T3">报告信息的版本。</text:span></text:p>
      <text:h text:style-name="Heading_20_2" text:outline-level="2" text:is-list-header="true"><text:bookmark text:name="id2810238"/><text:span text:style-name="T1">3. </text:span><text:span text:style-name="T3">模式和操作</text:span></text:h>
      <text:p text:style-name="P51"><text:span text:style-name="T1">awk</text:span><text:span text:style-name="T3">脚本是由模式和操作组成的：</text:span></text:p>
      <text:p text:style-name="P53"><text:span text:style-name="T1">pattern {action} </text:span><text:span text:style-name="T3">如</text:span><text:span text:style-name="T1">$ awk '/root/' test</text:span><text:span text:style-name="T3">，或</text:span><text:span text:style-name="T1">$ awk '$3 &lt; 100' test</text:span><text:span text:style-name="T3">。</text:span></text:p>
      <text:p text:style-name="Text_20_body"><text:span text:style-name="T3">两者是可选的，如果没有模式，则</text:span><text:span text:style-name="T1">action</text:span><text:span text:style-name="T3">应用到全部记录，如果没有</text:span><text:span text:style-name="T1">action</text:span><text:span text:style-name="T3">，则输出匹配全部记录。默认情况下，每一个输入行都是一条记录，但用户可通过</text:span><text:span text:style-name="T1">RS</text:span><text:span text:style-name="T3">变量指定不同的分隔符进行分隔。 </text:span></text:p>
      <text:h text:style-name="Heading_20_3" text:outline-level="3" text:is-list-header="true"><text:bookmark text:name="id2810524"/><text:span text:style-name="T1">3.1. </text:span><text:span text:style-name="T3">模式</text:span></text:h>
      <text:p text:style-name="P59">模式可以是以下任意一个：</text:p>
      <text:list text:style-name="L2">
        <text:list-item>
          <text:p text:style-name="P76"><text:span text:style-name="T1">/</text:span><text:span text:style-name="T3">正则表达式</text:span><text:span text:style-name="T1">/</text:span><text:span text:style-name="T3">：使用通配符的扩展集。</text:span></text:p>
        </text:list-item>
        <text:list-item>
          <text:p text:style-name="P76"><text:span text:style-name="T3">关系表达式：可以用下面运算符表中的关系运算符进行操作，可以是字符串或数字的比较，如</text:span><text:span text:style-name="T1">$2&gt;%1</text:span><text:span text:style-name="T3">选择第二个字段比第一个字段长的行。</text:span></text:p>
        </text:list-item>
        <text:list-item>
          <text:p text:style-name="P76"><text:span text:style-name="T3">模式匹配表达式：用运算符</text:span><text:span text:style-name="T1">~(</text:span><text:span text:style-name="T3">匹配</text:span><text:span text:style-name="T1">)</text:span><text:span text:style-name="T3">和</text:span><text:span text:style-name="T1">~!(</text:span><text:span text:style-name="T3">不匹配</text:span><text:span text:style-name="T1">)</text:span><text:span text:style-name="T3">。</text:span></text:p>
        </text:list-item>
        <text:list-item>
          <text:p text:style-name="P76"><text:span text:style-name="T3">模式，模式：指定一个行的范围。该语法不能包括</text:span><text:span text:style-name="T1">BEGIN</text:span><text:span text:style-name="T3">和</text:span><text:span text:style-name="T1">END</text:span><text:span text:style-name="T3">模式。</text:span></text:p>
        </text:list-item>
        <text:list-item>
          <text:p text:style-name="P76"><text:span text:style-name="T1">BEGIN</text:span><text:span text:style-name="T3">：让用户指定在第一条输入记录被处理之前所发生的动作，通常可在这里设置全局变量。</text:span></text:p>
        </text:list-item>
        <text:list-item>
          <text:p text:style-name="P76"><text:span text:style-name="T1">END</text:span><text:span text:style-name="T3">：让用户在最后一条输入记录被读取之后发生的动作。</text:span></text:p>
        </text:list-item>
      </text:list>
      <text:h text:style-name="Heading_20_3" text:outline-level="3" text:is-list-header="true"><text:bookmark text:name="id2810309"/><text:span text:style-name="T1">3.2. </text:span><text:span text:style-name="T3">操作</text:span></text:h>
      <text:p text:style-name="P59">操作由一人或多个命令、函数、表达式组成，之间由换行符或分号隔开，并位于大括号内。主要有四部份：</text:p>
      <text:list text:style-name="L3">
        <text:list-item>
          <text:p text:style-name="P60">变量或数组赋值</text:p>
        </text:list-item>
        <text:list-item>
          <text:p text:style-name="P60">输出命令</text:p>
        </text:list-item>
        <text:list-item>
          <text:p text:style-name="P60"><text:soft-page-break/>内置函数</text:p>
        </text:list-item>
        <text:list-item>
          <text:p text:style-name="P60">控制流命令</text:p>
        </text:list-item>
      </text:list>
      <text:h text:style-name="Heading_20_2" text:outline-level="2" text:is-list-header="true"><text:bookmark text:name="id2810368"/><text:span text:style-name="T1">4. awk</text:span><text:span text:style-name="T3">的环境变量</text:span></text:h>
      <text:p text:style-name="Text_20_body"><text:bookmark text:name="id2810376"/><text:span text:style-name="T2">Table 1. awk</text:span><text:span text:style-name="T4">的环境变量</text:span></text:p>
      <table:table table:name="Table1" table:style-name="Table1">
        <table:table-column table:style-name="Table1.A"/>
        <table:table-column table:style-name="Table1.B"/>
        <table:table-header-rows>
          <table:table-row>
            <table:table-cell table:style-name="Table1.A1" office:value-type="string">
              <text:p text:style-name="Table_20_Heading">变量</text:p>
            </table:table-cell>
            <table:table-cell table:style-name="Table1.B1" office:value-type="string">
              <text:p text:style-name="Table_20_Heading">描述</text:p>
            </table:table-cell>
          </table:table-row>
        </table:table-header-rows>
        <table:table-row>
          <table:table-cell table:style-name="Table1.A2" office:value-type="string">
            <text:p text:style-name="Table_20_Contents">$n</text:p>
          </table:table-cell>
          <table:table-cell table:style-name="Table1.B2" office:value-type="string">
            <text:p text:style-name="Table_20_Contents">当前记录的第n个字段，字段间由FS分隔。</text:p>
          </table:table-cell>
        </table:table-row>
        <table:table-row>
          <table:table-cell table:style-name="Table1.A2" office:value-type="string">
            <text:p text:style-name="Table_20_Contents">$0</text:p>
          </table:table-cell>
          <table:table-cell table:style-name="Table1.B2" office:value-type="string">
            <text:p text:style-name="Table_20_Contents">完整的输入记录。</text:p>
          </table:table-cell>
        </table:table-row>
        <table:table-row>
          <table:table-cell table:style-name="Table1.A2" office:value-type="string">
            <text:p text:style-name="Table_20_Contents">ARGC</text:p>
          </table:table-cell>
          <table:table-cell table:style-name="Table1.B2" office:value-type="string">
            <text:p text:style-name="Table_20_Contents">命令行参数的数目。</text:p>
          </table:table-cell>
        </table:table-row>
        <table:table-row>
          <table:table-cell table:style-name="Table1.A2" office:value-type="string">
            <text:p text:style-name="Table_20_Contents">ARGIND</text:p>
          </table:table-cell>
          <table:table-cell table:style-name="Table1.B2" office:value-type="string">
            <text:p text:style-name="Table_20_Contents">命令行中当前文件的位置(从0开始算)。</text:p>
          </table:table-cell>
        </table:table-row>
        <table:table-row>
          <table:table-cell table:style-name="Table1.A2" office:value-type="string">
            <text:p text:style-name="Table_20_Contents">ARGV</text:p>
          </table:table-cell>
          <table:table-cell table:style-name="Table1.B2" office:value-type="string">
            <text:p text:style-name="Table_20_Contents">包含命令行参数的数组。</text:p>
          </table:table-cell>
        </table:table-row>
        <table:table-row>
          <table:table-cell table:style-name="Table1.A2" office:value-type="string">
            <text:p text:style-name="Table_20_Contents">CONVFMT</text:p>
          </table:table-cell>
          <table:table-cell table:style-name="Table1.B2" office:value-type="string">
            <text:p text:style-name="Table_20_Contents">数字转换格式(默认值为%.6g)</text:p>
          </table:table-cell>
        </table:table-row>
        <table:table-row>
          <table:table-cell table:style-name="Table1.A2" office:value-type="string">
            <text:p text:style-name="Table_20_Contents">ENVIRON</text:p>
          </table:table-cell>
          <table:table-cell table:style-name="Table1.B2" office:value-type="string">
            <text:p text:style-name="Table_20_Contents">环境变量关联数组。</text:p>
          </table:table-cell>
        </table:table-row>
        <table:table-row>
          <table:table-cell table:style-name="Table1.A2" office:value-type="string">
            <text:p text:style-name="Table_20_Contents">ERRNO</text:p>
          </table:table-cell>
          <table:table-cell table:style-name="Table1.B2" office:value-type="string">
            <text:p text:style-name="Table_20_Contents">最后一个系统错误的描述。</text:p>
          </table:table-cell>
        </table:table-row>
        <table:table-row>
          <table:table-cell table:style-name="Table1.A2" office:value-type="string">
            <text:p text:style-name="Table_20_Contents">FIELDWIDTHS</text:p>
          </table:table-cell>
          <table:table-cell table:style-name="Table1.B2" office:value-type="string">
            <text:p text:style-name="Table_20_Contents">字段宽度列表(用空格键分隔)。</text:p>
          </table:table-cell>
        </table:table-row>
        <table:table-row>
          <table:table-cell table:style-name="Table1.A2" office:value-type="string">
            <text:p text:style-name="Table_20_Contents">FILENAME</text:p>
          </table:table-cell>
          <table:table-cell table:style-name="Table1.B2" office:value-type="string">
            <text:p text:style-name="Table_20_Contents">当前文件名。</text:p>
          </table:table-cell>
        </table:table-row>
        <table:table-row>
          <table:table-cell table:style-name="Table1.A2" office:value-type="string">
            <text:p text:style-name="Table_20_Contents">FNR</text:p>
          </table:table-cell>
          <table:table-cell table:style-name="Table1.B2" office:value-type="string">
            <text:p text:style-name="Table_20_Contents">同NR，但相对于当前文件。</text:p>
          </table:table-cell>
        </table:table-row>
        <table:table-row>
          <table:table-cell table:style-name="Table1.A2" office:value-type="string">
            <text:p text:style-name="Table_20_Contents">FS</text:p>
          </table:table-cell>
          <table:table-cell table:style-name="Table1.B2" office:value-type="string">
            <text:p text:style-name="Table_20_Contents">字段分隔符(默认是任何空格)。</text:p>
          </table:table-cell>
        </table:table-row>
        <table:table-row>
          <table:table-cell table:style-name="Table1.A2" office:value-type="string">
            <text:p text:style-name="Table_20_Contents">IGNORECASE</text:p>
          </table:table-cell>
          <table:table-cell table:style-name="Table1.B2" office:value-type="string">
            <text:p text:style-name="Table_20_Contents">如果为真，则进行忽略大小写的匹配。</text:p>
          </table:table-cell>
        </table:table-row>
        <table:table-row>
          <table:table-cell table:style-name="Table1.A2" office:value-type="string">
            <text:p text:style-name="Table_20_Contents">NF</text:p>
          </table:table-cell>
          <table:table-cell table:style-name="Table1.B2" office:value-type="string">
            <text:p text:style-name="Table_20_Contents">当前记录中的字段数。</text:p>
          </table:table-cell>
        </table:table-row>
        <table:table-row>
          <table:table-cell table:style-name="Table1.A2" office:value-type="string">
            <text:p text:style-name="Table_20_Contents">NR</text:p>
          </table:table-cell>
          <table:table-cell table:style-name="Table1.B2" office:value-type="string">
            <text:p text:style-name="Table_20_Contents">当前记录数。</text:p>
          </table:table-cell>
        </table:table-row>
        <table:table-row>
          <table:table-cell table:style-name="Table1.A2" office:value-type="string">
            <text:p text:style-name="Table_20_Contents">OFMT</text:p>
          </table:table-cell>
          <table:table-cell table:style-name="Table1.B2" office:value-type="string">
            <text:p text:style-name="Table_20_Contents">数字的输出格式(默认值是%.6g)。</text:p>
          </table:table-cell>
        </table:table-row>
        <table:table-row>
          <table:table-cell table:style-name="Table1.A2" office:value-type="string">
            <text:p text:style-name="Table_20_Contents">OFS</text:p>
          </table:table-cell>
          <table:table-cell table:style-name="Table1.B2" office:value-type="string">
            <text:p text:style-name="Table_20_Contents">输出字段分隔符(默认值是一个空格)。</text:p>
          </table:table-cell>
        </table:table-row>
        <table:table-row>
          <table:table-cell table:style-name="Table1.A2" office:value-type="string">
            <text:p text:style-name="Table_20_Contents">ORS</text:p>
          </table:table-cell>
          <table:table-cell table:style-name="Table1.B2" office:value-type="string">
            <text:p text:style-name="Table_20_Contents">输出记录分隔符(默认值是一个换行符)。</text:p>
          </table:table-cell>
        </table:table-row>
        <table:table-row>
          <table:table-cell table:style-name="Table1.A2" office:value-type="string">
            <text:p text:style-name="Table_20_Contents">RLENGTH</text:p>
          </table:table-cell>
          <table:table-cell table:style-name="Table1.B2" office:value-type="string">
            <text:p text:style-name="Table_20_Contents">由match函数所匹配的字符串的长度。</text:p>
          </table:table-cell>
        </table:table-row>
        <table:table-row>
          <table:table-cell table:style-name="Table1.A2" office:value-type="string">
            <text:p text:style-name="Table_20_Contents">RS</text:p>
          </table:table-cell>
          <table:table-cell table:style-name="Table1.B2" office:value-type="string">
            <text:p text:style-name="Table_20_Contents">记录分隔符(默认是一个换行符)。</text:p>
          </table:table-cell>
        </table:table-row>
        <table:table-row>
          <table:table-cell table:style-name="Table1.A2" office:value-type="string">
            <text:p text:style-name="Table_20_Contents">RSTART</text:p>
          </table:table-cell>
          <table:table-cell table:style-name="Table1.B2" office:value-type="string">
            <text:p text:style-name="Table_20_Contents">由match函数所匹配的字符串的第一个位置。</text:p>
          </table:table-cell>
        </table:table-row>
        <table:table-row>
          <table:table-cell table:style-name="Table1.A2" office:value-type="string">
            <text:p text:style-name="Table_20_Contents">SUBSEP</text:p>
          </table:table-cell>
          <table:table-cell table:style-name="Table1.B2" office:value-type="string">
            <text:p text:style-name="Table_20_Contents">数组下标分隔符(默认值是\034)。</text:p>
          </table:table-cell>
        </table:table-row>
      </table:table>
      <text:h text:style-name="Heading_20_2" text:outline-level="2" text:is-list-header="true"><text:bookmark text:name="id2861554"/><text:span text:style-name="T1">5. awk</text:span><text:span text:style-name="T3">运算符</text:span></text:h>
      <text:p text:style-name="Text_20_body"><text:bookmark text:name="id2861562"/><text:span text:style-name="T2">Table 2. </text:span><text:span text:style-name="T4">运算符</text:span></text:p>
      <table:table table:name="Table2" table:style-name="Table2">
        <table:table-column table:style-name="Table2.A"/>
        <table:table-column table:style-name="Table2.B"/>
        <table:table-header-rows>
          <table:table-row>
            <table:table-cell table:style-name="Table2.A1" office:value-type="string">
              <text:p text:style-name="Table_20_Heading">运算符</text:p>
            </table:table-cell>
            <table:table-cell table:style-name="Table2.B1" office:value-type="string">
              <text:p text:style-name="Table_20_Heading">描述</text:p>
            </table:table-cell>
          </table:table-row>
        </table:table-header-rows>
        <table:table-row>
          <table:table-cell table:style-name="Table2.A2" office:value-type="string">
            <text:p text:style-name="Table_20_Contents">= += -= *= /= %= ^= **=</text:p>
          </table:table-cell>
          <table:table-cell table:style-name="Table2.B2" office:value-type="string">
            <text:p text:style-name="Table_20_Contents">赋值</text:p>
          </table:table-cell>
        </table:table-row>
        <table:table-row>
          <table:table-cell table:style-name="Table2.A2" office:value-type="string">
            <text:p text:style-name="Table_20_Contents">?:</text:p>
          </table:table-cell>
          <table:table-cell table:style-name="Table2.B2" office:value-type="string">
            <text:p text:style-name="Table_20_Contents">C条件表达式</text:p>
          </table:table-cell>
        </table:table-row>
        <text:soft-page-break/>
        <table:table-row>
          <table:table-cell table:style-name="Table2.A2" office:value-type="string">
            <text:p text:style-name="Table_20_Contents">||</text:p>
          </table:table-cell>
          <table:table-cell table:style-name="Table2.B2" office:value-type="string">
            <text:p text:style-name="Table_20_Contents">逻辑或</text:p>
          </table:table-cell>
        </table:table-row>
        <table:table-row>
          <table:table-cell table:style-name="Table2.A2" office:value-type="string">
            <text:p text:style-name="Table_20_Contents">&amp;&amp;</text:p>
          </table:table-cell>
          <table:table-cell table:style-name="Table2.B2" office:value-type="string">
            <text:p text:style-name="Table_20_Contents">逻辑与</text:p>
          </table:table-cell>
        </table:table-row>
        <table:table-row>
          <table:table-cell table:style-name="Table2.A2" office:value-type="string">
            <text:p text:style-name="Table_20_Contents">~ ~!</text:p>
          </table:table-cell>
          <table:table-cell table:style-name="Table2.B2" office:value-type="string">
            <text:p text:style-name="Table_20_Contents">匹配正则表达式和不匹配正则表达式</text:p>
          </table:table-cell>
        </table:table-row>
        <table:table-row>
          <table:table-cell table:style-name="Table2.A2" office:value-type="string">
            <text:p text:style-name="Table_20_Contents">&lt; &lt;= &gt; &gt;= != ==</text:p>
          </table:table-cell>
          <table:table-cell table:style-name="Table2.B2" office:value-type="string">
            <text:p text:style-name="Table_20_Contents">关系运算符</text:p>
          </table:table-cell>
        </table:table-row>
        <table:table-row>
          <table:table-cell table:style-name="Table2.A2" office:value-type="string">
            <text:p text:style-name="Table_20_Contents">空格</text:p>
          </table:table-cell>
          <table:table-cell table:style-name="Table2.B2" office:value-type="string">
            <text:p text:style-name="Table_20_Contents">连接</text:p>
          </table:table-cell>
        </table:table-row>
        <table:table-row>
          <table:table-cell table:style-name="Table2.A2" office:value-type="string">
            <text:p text:style-name="Table_20_Contents">+ -</text:p>
          </table:table-cell>
          <table:table-cell table:style-name="Table2.B2" office:value-type="string">
            <text:p text:style-name="Table_20_Contents">加，减</text:p>
          </table:table-cell>
        </table:table-row>
        <table:table-row>
          <table:table-cell table:style-name="Table2.A2" office:value-type="string">
            <text:p text:style-name="Table_20_Contents">* / &amp;</text:p>
          </table:table-cell>
          <table:table-cell table:style-name="Table2.B2" office:value-type="string">
            <text:p text:style-name="Table_20_Contents">乘，除与求余</text:p>
          </table:table-cell>
        </table:table-row>
        <table:table-row>
          <table:table-cell table:style-name="Table2.A2" office:value-type="string">
            <text:p text:style-name="Table_20_Contents">+ - !</text:p>
          </table:table-cell>
          <table:table-cell table:style-name="Table2.B2" office:value-type="string">
            <text:p text:style-name="Table_20_Contents">一元加，减和逻辑非</text:p>
          </table:table-cell>
        </table:table-row>
        <table:table-row>
          <table:table-cell table:style-name="Table2.A2" office:value-type="string">
            <text:p text:style-name="Table_20_Contents">^ ***</text:p>
          </table:table-cell>
          <table:table-cell table:style-name="Table2.B2" office:value-type="string">
            <text:p text:style-name="Table_20_Contents">求幂</text:p>
          </table:table-cell>
        </table:table-row>
        <table:table-row>
          <table:table-cell table:style-name="Table2.A2" office:value-type="string">
            <text:p text:style-name="Table_20_Contents">++ --</text:p>
          </table:table-cell>
          <table:table-cell table:style-name="Table2.B2" office:value-type="string">
            <text:p text:style-name="Table_20_Contents">增加或减少，作为前缀或后缀</text:p>
          </table:table-cell>
        </table:table-row>
        <table:table-row>
          <table:table-cell table:style-name="Table2.A2" office:value-type="string">
            <text:p text:style-name="Table_20_Contents">$</text:p>
          </table:table-cell>
          <table:table-cell table:style-name="Table2.B2" office:value-type="string">
            <text:p text:style-name="Table_20_Contents">字段引用</text:p>
          </table:table-cell>
        </table:table-row>
        <table:table-row>
          <table:table-cell table:style-name="Table2.A2" office:value-type="string">
            <text:p text:style-name="Table_20_Contents">in</text:p>
          </table:table-cell>
          <table:table-cell table:style-name="Table2.B2" office:value-type="string">
            <text:p text:style-name="Table_20_Contents">数组成员</text:p>
          </table:table-cell>
        </table:table-row>
      </table:table>
      <text:h text:style-name="Heading_20_2" text:outline-level="2" text:is-list-header="true"><text:bookmark text:name="id2861781"/><text:span text:style-name="T1">6. </text:span><text:span text:style-name="T3">记录和域</text:span></text:h>
      <text:h text:style-name="Heading_20_3" text:outline-level="3" text:is-list-header="true"><text:bookmark text:name="id2861789"/><text:span text:style-name="T1">6.1. </text:span><text:span text:style-name="T3">记录</text:span></text:h>
      <text:p text:style-name="Text_20_body"><text:span text:style-name="T1">awk</text:span><text:span text:style-name="T3">把每一个以换行符结束的行称为一个记录。</text:span></text:p>
      <text:p text:style-name="Text_20_body"><text:span text:style-name="T3">记录分隔符：默认的输入和输出的分隔符都是回车，保存在内建变量</text:span><text:span text:style-name="T1">ORS</text:span><text:span text:style-name="T3">和</text:span><text:span text:style-name="T1">RS</text:span><text:span text:style-name="T3">中。</text:span></text:p>
      <text:p text:style-name="Text_20_body"><text:span text:style-name="T1">$0</text:span><text:span text:style-name="T3">变量：它指的是整条记录。如</text:span><text:span text:style-name="T1">$ awk '{print $0}' test</text:span><text:span text:style-name="T3">将输出</text:span><text:span text:style-name="T1">test</text:span><text:span text:style-name="T3">文件中的所有记录。</text:span></text:p>
      <text:p text:style-name="Text_20_body"><text:span text:style-name="T3">变量</text:span><text:span text:style-name="T1">NR</text:span><text:span text:style-name="T3">：一个计数器，每处理完一条记录，</text:span><text:span text:style-name="T1">NR</text:span><text:span text:style-name="T3">的值就增加</text:span><text:span text:style-name="T1">1</text:span><text:span text:style-name="T3">。如</text:span><text:span text:style-name="T1">$ awk '{print NR,$0}' test</text:span><text:span text:style-name="T3">将输出</text:span><text:span text:style-name="T1">test</text:span><text:span text:style-name="T3">文件中所有记录，并在记录前显示记录号。</text:span></text:p>
      <text:h text:style-name="Heading_20_3" text:outline-level="3" text:is-list-header="true"><text:bookmark text:name="id2861825"/><text:span text:style-name="T1">6.2. </text:span><text:span text:style-name="T3">域</text:span></text:h>
      <text:p text:style-name="Text_20_body"><text:span text:style-name="T3">记录中每个单词称做“域”，默认情况下以空格或</text:span><text:span text:style-name="T1">tab</text:span><text:span text:style-name="T3">分隔。</text:span><text:span text:style-name="T1">awk</text:span><text:span text:style-name="T3">可跟踪域的个数，并在内建变量</text:span><text:span text:style-name="T1">NF</text:span><text:span text:style-name="T3">中保存该值。如</text:span><text:span text:style-name="T1">$ awk '{print $1,$3}' test</text:span><text:span text:style-name="T3">将打印</text:span><text:span text:style-name="T1">test</text:span><text:span text:style-name="T3">文件中第一和第三个以空格分开的列</text:span><text:span text:style-name="T1">(</text:span><text:span text:style-name="T3">域</text:span><text:span text:style-name="T1">)</text:span><text:span text:style-name="T3">。</text:span></text:p>
      <text:h text:style-name="Heading_20_3" text:outline-level="3" text:is-list-header="true"><text:bookmark text:name="id2861842"/><text:span text:style-name="T1">6.3. </text:span><text:span text:style-name="T3">域分隔符</text:span></text:h>
      <text:p text:style-name="Text_20_body"><text:span text:style-name="T3">内建变量</text:span><text:span text:style-name="T1">FS</text:span><text:span text:style-name="T3">保存输入域分隔符的值，默认是空格或</text:span><text:span text:style-name="T1">tab</text:span><text:span text:style-name="T3">。我们可以通过</text:span><text:span text:style-name="T1">-F</text:span><text:span text:style-name="T3">命令行选项修改</text:span><text:span text:style-name="T1">FS</text:span><text:span text:style-name="T3">的值。如</text:span><text:span text:style-name="T6">$ awk -F: '{print $1,$5}' test</text:span><text:span text:style-name="T3">将打印以冒号为分隔符的第一，第五列的内容。</text:span></text:p>
      <text:p text:style-name="Text_20_body"><text:span text:style-name="T3">可以同时使用多个域分隔符，这时应该把分隔符写成放到方括号中，如</text:span><text:span text:style-name="T1">$awk -F'[:\t]' '{print $1,$3}' test</text:span><text:span text:style-name="T3">，表示以空格、冒号和</text:span><text:span text:style-name="T1">tab</text:span><text:span text:style-name="T3">作为分隔符。</text:span></text:p>
      <text:p text:style-name="Text_20_body"><text:span text:style-name="T3">输出域的分隔符默认是一个空格，保存在</text:span><text:span text:style-name="T1">OFS</text:span><text:span text:style-name="T3">中。如</text:span><text:span text:style-name="T1">$ awk -F: '{print $1,$5}' test</text:span><text:span text:style-name="T3">，</text:span><text:span text:style-name="T1">$1</text:span><text:span text:style-name="T3">和</text:span><text:span text:style-name="T1">$5</text:span><text:span text:style-name="T3">间的逗号就是</text:span><text:span text:style-name="T1">OFS</text:span><text:span text:style-name="T3">的值。</text:span></text:p>
      <text:h text:style-name="Heading_20_2" text:outline-level="2" text:is-list-header="true"><text:bookmark text:name="id2861873"/><text:soft-page-break/><text:span text:style-name="T1">7. gawk</text:span><text:span text:style-name="T3">专用正则表达式元字符</text:span></text:h>
      <text:p text:style-name="Text_20_body"><text:span text:style-name="T3">一般通用的元字符集就不讲了，可参考我的</text:span><text:a xlink:type="simple" xlink:href="http://www.ringkee.com/jims/technic_folder/sed.htm" office:target-frame-name="_top" xlink:show="replace"><text:span text:style-name="T1">Sed</text:span></text:a><text:span text:style-name="T3">和</text:span><text:a xlink:type="simple" xlink:href="http://www.ringkee.com/jims/technic_floder/grep.htm" office:target-frame-name="_top" xlink:show="replace"><text:span text:style-name="T1">Grep</text:span></text:a><text:span text:style-name="T3">学习笔记。以下几个是</text:span><text:span text:style-name="T1">gawk</text:span><text:span text:style-name="T3">专用的，不适合</text:span><text:span text:style-name="T1">unix</text:span><text:span text:style-name="T3">版本的</text:span><text:span text:style-name="T1">awk</text:span><text:span text:style-name="T3">。</text:span></text:p>
      <text:p text:style-name="P52">\Y</text:p>
      <text:p text:style-name="P54">匹配一个单词开头或者末尾的空字符串。</text:p>
      <text:p text:style-name="P52">\B</text:p>
      <text:p text:style-name="P54">匹配单词内的空字符串。</text:p>
      <text:p text:style-name="P52">\&lt;</text:p>
      <text:p text:style-name="P54">匹配一个单词的开头的空字符串，锚定开始。</text:p>
      <text:p text:style-name="P52">\&gt;</text:p>
      <text:p text:style-name="P54">匹配一个单词的末尾的空字符串，锚定末尾。</text:p>
      <text:p text:style-name="P52">\w</text:p>
      <text:p text:style-name="P54">匹配一个字母数字组成的单词。</text:p>
      <text:p text:style-name="P52">\W</text:p>
      <text:p text:style-name="P54">匹配一个非字母数字组成的单词。</text:p>
      <text:p text:style-name="P52">\‘</text:p>
      <text:p text:style-name="P54">匹配字符串开头的一个空字符串。</text:p>
      <text:p text:style-name="P52">\'</text:p>
      <text:p text:style-name="P54">匹配字符串末尾的一个空字符串。</text:p>
      <text:h text:style-name="Heading_20_2" text:outline-level="2" text:is-list-header="true"><text:bookmark text:name="id2808449"/><text:span text:style-name="T1">8. POSIX</text:span><text:span text:style-name="T3">字符集</text:span></text:h>
      <text:p text:style-name="Text_20_body"><text:span text:style-name="T3">可参考我的</text:span><text:a xlink:type="simple" xlink:href="http://www.ringkee.com/jims/technic_folder/grep.htm" office:target-frame-name="_top" xlink:show="replace"><text:span text:style-name="T1">Grep</text:span></text:a><text:a xlink:type="simple" xlink:href="http://www.ringkee.com/jims/technic_folder/grep.htm" office:target-frame-name="_top" xlink:show="replace"><text:span text:style-name="T3">学习笔记</text:span></text:a></text:p>
      <text:h text:style-name="Heading_20_2" text:outline-level="2" text:is-list-header="true"><text:bookmark text:name="id2808469"/><text:span text:style-name="T1">9. </text:span><text:span text:style-name="T3">匹配操作符</text:span><text:span text:style-name="T1">(~)</text:span></text:h>
      <text:p text:style-name="Text_20_body"><text:span text:style-name="T3">用来在记录或者域内匹配正则表达式。如</text:span><text:span text:style-name="T6">$ awk '$1 ~/^root/' test</text:span><text:span text:style-name="T3">将显示</text:span><text:span text:style-name="T1">test</text:span><text:span text:style-name="T3">文件第一列中以</text:span><text:span text:style-name="T1">root</text:span><text:span text:style-name="T3">开头的行。</text:span></text:p>
      <text:h text:style-name="Heading_20_2" text:outline-level="2" text:is-list-header="true"><text:bookmark text:name="id2808484"/><text:soft-page-break/><text:span text:style-name="T1">10. </text:span><text:span text:style-name="T3">比较表达式</text:span></text:h>
      <text:p text:style-name="Text_20_body"><text:span text:style-name="T1">conditional expression1 ? expression2: expression3</text:span><text:span text:style-name="T3">，例如：</text:span><text:span text:style-name="T1">$ awk '{max = {$1 &gt; $3} ? $1: $3: print max}' test</text:span><text:span text:style-name="T3">。如果第一个域大于第三个域，</text:span><text:span text:style-name="T1">$1</text:span><text:span text:style-name="T3">就赋值给</text:span><text:span text:style-name="T1">max</text:span><text:span text:style-name="T3">，否则</text:span><text:span text:style-name="T1">$3</text:span><text:span text:style-name="T3">就赋值给</text:span><text:span text:style-name="T1">max</text:span><text:span text:style-name="T3">。</text:span></text:p>
      <text:p text:style-name="Text_20_body"><text:span text:style-name="T1">$ awk '$1 + $2 &lt; 100' test</text:span><text:span text:style-name="T3">。如果第一和第二个域相加大于</text:span><text:span text:style-name="T1">100</text:span><text:span text:style-name="T3">，则打印这些行。</text:span></text:p>
      <text:p text:style-name="Text_20_body"><text:span text:style-name="T1">$ awk '$1 &gt; 5 &amp;&amp; $2 &lt; 10' test,</text:span><text:span text:style-name="T3">如果第一个域大于</text:span><text:span text:style-name="T1">5</text:span><text:span text:style-name="T3">，并且第二个域小于</text:span><text:span text:style-name="T1">10</text:span><text:span text:style-name="T3">，则打印这些行。</text:span></text:p>
      <text:h text:style-name="Heading_20_2" text:outline-level="2" text:is-list-header="true"><text:bookmark text:name="id2808521"/><text:span text:style-name="T1">11. </text:span><text:span text:style-name="T3">范围模板</text:span></text:h>
      <text:p text:style-name="Text_20_body"><text:span text:style-name="T3">范围模板匹配从第一个模板的第一次出现到第二个模板的第一次出现之间所有行。如果有一个模板没出现，则匹配到开头或末尾。如</text:span><text:span text:style-name="T1">$ awk '/root/,/mysql/' test</text:span><text:span text:style-name="T3">将显示</text:span><text:span text:style-name="T1">root</text:span><text:span text:style-name="T3">第一次出现到</text:span><text:span text:style-name="T1">mysql</text:span><text:span text:style-name="T3">第一次出现之间的所有行。</text:span></text:p>
      <text:h text:style-name="Heading_20_2" text:outline-level="2" text:is-list-header="true"><text:bookmark text:name="id2808538"/><text:span text:style-name="T1">12. </text:span><text:span text:style-name="T3">一个验证</text:span><text:span text:style-name="T1">passwd</text:span><text:span text:style-name="T3">文件有效性的例子</text:span></text:h>
      <text:p text:style-name="Preformatted_20_Text"><text:bookmark text:name="co.1"/><draw:frame draw:style-name="fr1" draw:name="graphics1" text:anchor-type="as-char" svg:width="0.1409in" svg:height="0.1409in" draw:z-index="0"><draw:image xlink:href="http://www.ringkee.com/note/opensource/images/callouts/1.png" xlink:type="simple" xlink:show="embed" xlink:actuate="onLoad"/><svg:desc>1</svg:desc></draw:frame><text:span text:style-name="T1">$ cat /etc/passwd | awk -F: '\</text:span></text:p>
      <text:p text:style-name="Preformatted_20_Text"><text:bookmark text:name="co.2"/><draw:frame draw:style-name="fr1" draw:name="graphics2" text:anchor-type="as-char" svg:width="0.1409in" svg:height="0.1409in" draw:z-index="1"><draw:image xlink:href="http://www.ringkee.com/note/opensource/images/callouts/2.png" xlink:type="simple" xlink:show="embed" xlink:actuate="onLoad"/><svg:desc>2</svg:desc></draw:frame><text:span text:style-name="T1">NF != 7{\</text:span></text:p>
      <text:p text:style-name="Preformatted_20_Text"><text:bookmark text:name="co.3"/><draw:frame draw:style-name="fr1" draw:name="graphics3" text:anchor-type="as-char" svg:width="0.1409in" svg:height="0.1409in" draw:z-index="2"><draw:image xlink:href="http://www.ringkee.com/note/opensource/images/callouts/3.png" xlink:type="simple" xlink:show="embed" xlink:actuate="onLoad"/><svg:desc>3</svg:desc></draw:frame><text:span text:style-name="T1">printf("line %d,does not have 7 fields:%s\n",NR,$0)}\</text:span></text:p>
      <text:p text:style-name="Preformatted_20_Text"><text:bookmark text:name="co.4"/><draw:frame draw:style-name="fr1" draw:name="graphics4" text:anchor-type="as-char" svg:width="0.1409in" svg:height="0.1409in" draw:z-index="3"><draw:image xlink:href="http://www.ringkee.com/note/opensource/images/callouts/4.png" xlink:type="simple" xlink:show="embed" xlink:actuate="onLoad"/><svg:desc>4</svg:desc></draw:frame><text:span text:style-name="T1">$1 !~ /[A-Za-z0-9]/{printf("line %d,non alpha and numeric user id:%d: %s\n,NR,$0)}\</text:span></text:p>
      <text:p text:style-name="P23"><text:bookmark text:name="co.5"/><draw:frame draw:style-name="fr1" draw:name="graphics5" text:anchor-type="as-char" svg:width="0.1409in" svg:height="0.1409in" draw:z-index="4"><draw:image xlink:href="http://www.ringkee.com/note/opensource/images/callouts/5.png" xlink:type="simple" xlink:show="embed" xlink:actuate="onLoad"/><svg:desc>5</svg:desc></draw:frame><text:span text:style-name="T1">$2 == "*" {printf("line %d, no password: %s\n",NR,$0)}'</text:span></text:p>
      <table:table table:name="Table3" table:style-name="Table3">
        <table:table-column table:style-name="Table3.A"/>
        <table:table-column table:style-name="Table3.B"/>
        <table:table-row>
          <table:table-cell table:style-name="Table3.A1" office:value-type="string">
            <text:p text:style-name="P47"><draw:a xlink:type="simple" xlink:href="http://www.ringkee.com/note/opensource/awk.htm#co.1"><draw:frame draw:style-name="fr1" draw:name="graphics6" text:anchor-type="as-char" svg:width="0.1409in" svg:height="0.1409in" draw:z-index="5"><draw:image xlink:href="http://www.ringkee.com/note/opensource/images/callouts/1.png" xlink:type="simple" xlink:show="embed" xlink:actuate="onLoad"/><svg:desc>1</svg:desc></draw:frame></draw:a> </text:p>
          </table:table-cell>
          <table:table-cell table:style-name="Table3.A1" office:value-type="string">
            <text:p text:style-name="P48">cat把结果输出给awk，awk把域之间的分隔符设为冒号。</text:p>
          </table:table-cell>
        </table:table-row>
        <table:table-row>
          <table:table-cell table:style-name="Table3.A1" office:value-type="string">
            <text:p text:style-name="P47"><draw:a xlink:type="simple" xlink:href="http://www.ringkee.com/note/opensource/awk.htm#co.2"><draw:frame draw:style-name="fr1" draw:name="graphics7" text:anchor-type="as-char" svg:width="0.1409in" svg:height="0.1409in" draw:z-index="6"><draw:image xlink:href="http://www.ringkee.com/note/opensource/images/callouts/2.png" xlink:type="simple" xlink:show="embed" xlink:actuate="onLoad"/><svg:desc>2</svg:desc></draw:frame></draw:a> </text:p>
          </table:table-cell>
          <table:table-cell table:style-name="Table3.A1" office:value-type="string">
            <text:p text:style-name="P48">如果域的数量(NF)不等于7，就执行下面的程序。</text:p>
          </table:table-cell>
        </table:table-row>
        <table:table-row>
          <table:table-cell table:style-name="Table3.A1" office:value-type="string">
            <text:p text:style-name="P47"><draw:a xlink:type="simple" xlink:href="http://www.ringkee.com/note/opensource/awk.htm#co.3"><draw:frame draw:style-name="fr1" draw:name="graphics8" text:anchor-type="as-char" svg:width="0.1409in" svg:height="0.1409in" draw:z-index="7"><draw:image xlink:href="http://www.ringkee.com/note/opensource/images/callouts/3.png" xlink:type="simple" xlink:show="embed" xlink:actuate="onLoad"/><svg:desc>3</svg:desc></draw:frame></draw:a> </text:p>
          </table:table-cell>
          <table:table-cell table:style-name="Table3.A1" office:value-type="string">
            <text:p text:style-name="P48">printf打印字符串"line ?? does not have 7 fields"，并显示该条记录。</text:p>
          </table:table-cell>
        </table:table-row>
        <table:table-row>
          <table:table-cell table:style-name="Table3.A1" office:value-type="string">
            <text:p text:style-name="P47"><draw:a xlink:type="simple" xlink:href="http://www.ringkee.com/note/opensource/awk.htm#co.4"><draw:frame draw:style-name="fr1" draw:name="graphics9" text:anchor-type="as-char" svg:width="0.1409in" svg:height="0.1409in" draw:z-index="8"><draw:image xlink:href="http://www.ringkee.com/note/opensource/images/callouts/4.png" xlink:type="simple" xlink:show="embed" xlink:actuate="onLoad"/><svg:desc>4</svg:desc></draw:frame></draw:a> </text:p>
          </table:table-cell>
          <table:table-cell table:style-name="Table3.A1" office:value-type="string">
            <text:p text:style-name="P48">如果第一个域没有包含任何字母和数字，printf打印“no alpha and numeric user id" ，并显示记录数和记录。</text:p>
          </table:table-cell>
        </table:table-row>
        <table:table-row>
          <table:table-cell table:style-name="Table3.A1" office:value-type="string">
            <text:p text:style-name="P47"><draw:a xlink:type="simple" xlink:href="http://www.ringkee.com/note/opensource/awk.htm#co.5"><draw:frame draw:style-name="fr1" draw:name="graphics10" text:anchor-type="as-char" svg:width="0.1409in" svg:height="0.1409in" draw:z-index="9"><draw:image xlink:href="http://www.ringkee.com/note/opensource/images/callouts/5.png" xlink:type="simple" xlink:show="embed" xlink:actuate="onLoad"/><svg:desc>5</svg:desc></draw:frame></draw:a> </text:p>
          </table:table-cell>
          <table:table-cell table:style-name="Table3.A1" office:value-type="string">
            <text:p text:style-name="P48">如果第二个域是一个星号，就打印字符串“no passwd”，紧跟着显示记录数和记录本身。</text:p>
          </table:table-cell>
        </table:table-row>
      </table:table>
      <text:h text:style-name="Heading_20_2" text:outline-level="2" text:is-list-header="true"><text:bookmark text:name="id2808913"/><text:span text:style-name="T1">13. </text:span><text:span text:style-name="T3">几个实例</text:span></text:h>
      <text:list text:style-name="L4">
        <text:list-item>
          <text:p text:style-name="P82"><text:span text:style-name="T1">$ awk '{print $3}' test-----</text:span><text:span text:style-name="T3">截取第三域</text:span><text:span text:style-name="T1">(</text:span><text:span text:style-name="T3">列</text:span><text:span text:style-name="T1">)</text:span><text:span text:style-name="T3">的内容。</text:span></text:p>
        </text:list-item>
        <text:list-item>
          <text:p text:style-name="P82"><text:span text:style-name="T1">$ awk '/^(no|so)/' test-----</text:span><text:span text:style-name="T3">打印所有以模式</text:span><text:span text:style-name="T1">no</text:span><text:span text:style-name="T3">或</text:span><text:span text:style-name="T1">so</text:span><text:span text:style-name="T3">开头的行。</text:span></text:p>
        </text:list-item>
        <text:list-item>
          <text:p text:style-name="P82"><text:span text:style-name="T1">$ awk '/^[ns]/{print $1}' test-----</text:span><text:span text:style-name="T3">如果记录以</text:span><text:span text:style-name="T1">n</text:span><text:span text:style-name="T3">或</text:span><text:span text:style-name="T1">s</text:span><text:span text:style-name="T3">开头，就打印这个记录。</text:span></text:p>
        </text:list-item>
        <text:list-item>
          <text:p text:style-name="P82"><text:span text:style-name="T1">$ awk '$1 ~/[0-9][0-9]$/(print $1}' test-----</text:span><text:span text:style-name="T3">如果第一个域以两个数字结束就打印这个记录。</text:span></text:p>
        </text:list-item>
        <text:list-item>
          <text:p text:style-name="P82"><text:span text:style-name="T1">$ awk '$1 == 100 || $2 &lt; 50' test-----</text:span><text:span text:style-name="T3">如果第一个或等于</text:span><text:span text:style-name="T1">100</text:span><text:span text:style-name="T3">或者第二个域小于</text:span><text:span text:style-name="T1">50</text:span><text:span text:style-name="T3">，则打印该行。</text:span></text:p>
        </text:list-item>
        <text:list-item>
          <text:p text:style-name="P82"><text:span text:style-name="T1">$ awk '$1 != 10' test-----</text:span><text:span text:style-name="T3">如果第一个域不等于</text:span><text:span text:style-name="T1">10</text:span><text:span text:style-name="T3">就打印该行。</text:span></text:p>
        </text:list-item>
        <text:list-item>
          <text:p text:style-name="P82"><text:span text:style-name="T1">$ awk '/test/{print $1 + 10}' test-----</text:span><text:span text:style-name="T3">如果记录包含正则表达式</text:span><text:span text:style-name="T1">test</text:span><text:span text:style-name="T3">，则第一个域加</text:span><text:span text:style-name="T1">10</text:span><text:span text:style-name="T3">并打印出来。</text:span></text:p>
        </text:list-item>
        <text:list-item>
          <text:p text:style-name="P82"><text:span text:style-name="T1">$ awk '{print ($1 &gt; 5 ? "ok "$1: "error"$1)}' test-----</text:span><text:span text:style-name="T3">如果第一个域大于</text:span><text:span text:style-name="T1">5</text:span><text:span text:style-name="T3">则打印问号后面的表达式值，</text:span><text:soft-page-break/><text:span text:style-name="T3">否则打印冒号后面的表达式值。</text:span></text:p>
        </text:list-item>
        <text:list-item>
          <text:p text:style-name="P82"><text:span text:style-name="T1">$ awk '/^root/,/^mysql/' test----</text:span><text:span text:style-name="T3">打印以正则表达式</text:span><text:span text:style-name="T1">root</text:span><text:span text:style-name="T3">开头的记录到以正则表达式</text:span><text:span text:style-name="T1">mysql</text:span><text:span text:style-name="T3">开头的记录范围内的所有记录。如果找到一个新的正则表达式</text:span><text:span text:style-name="T1">root</text:span><text:span text:style-name="T3">开头的记 录，则继续打印直到下一个以正则表达式</text:span><text:span text:style-name="T1">mysql</text:span><text:span text:style-name="T3">开头的记录为止，或到文件末尾。</text:span></text:p>
        </text:list-item>
      </text:list>
      <text:h text:style-name="Heading_20_2" text:outline-level="2" text:is-list-header="true"><text:bookmark text:name="id2809043"/><text:span text:style-name="T1">14. awk</text:span><text:span text:style-name="T3">编程</text:span></text:h>
      <text:h text:style-name="Heading_20_3" text:outline-level="3" text:is-list-header="true"><text:bookmark text:name="id2809050"/><text:span text:style-name="T1">14.1. </text:span><text:span text:style-name="T3">变量</text:span></text:h>
      <text:list text:style-name="L5">
        <text:list-item>
          <text:p text:style-name="P91"><text:span text:style-name="T3">在</text:span><text:span text:style-name="T1">awk</text:span><text:span text:style-name="T3">中，变量不需要定义就可以直接使用，变量类型可以是数字或字符串。</text:span></text:p>
        </text:list-item>
        <text:list-item>
          <text:p text:style-name="P91"><text:span text:style-name="T3">赋 值格式：</text:span><text:span text:style-name="T1">Variable = expression</text:span><text:span text:style-name="T3">，如</text:span><text:span text:style-name="T1">$ awk '$1 ~/test/{count = $2 + $3; print count}' test,</text:span><text:span text:style-name="T3">上式的作用是</text:span><text:span text:style-name="T1">,awk</text:span><text:span text:style-name="T3">先扫描第一个域，一旦</text:span><text:span text:style-name="T1">test</text:span><text:span text:style-name="T3">匹配，就把第二个域的值加上第三个域的值，并把结果赋值给变量</text:span><text:span text:style-name="T1">count</text:span><text:span text:style-name="T3">，最后打印出来。</text:span></text:p>
        </text:list-item>
        <text:list-item>
          <text:p text:style-name="P91"><text:span text:style-name="T1">awk </text:span><text:span text:style-name="T3">可以在命令行中给变量赋值，然后将这个变量传输给</text:span><text:span text:style-name="T1">awk</text:span><text:span text:style-name="T3">脚本。如</text:span><text:span text:style-name="T1">$ awk -F: -f awkscript month=4 year=2004 test</text:span><text:span text:style-name="T3">，上式的</text:span><text:span text:style-name="T1">month</text:span><text:span text:style-name="T3">和</text:span><text:span text:style-name="T1">year</text:span><text:span text:style-name="T3">都是自定义变量，分别被赋值为</text:span><text:span text:style-name="T1">4</text:span><text:span text:style-name="T3">和</text:span><text:span text:style-name="T1">2004</text:span><text:span text:style-name="T3">。在</text:span><text:span text:style-name="T1">awk</text:span><text:span text:style-name="T3">脚本中，这些变量使用起来就象是在脚本中建立的一样。注意，如 果参数前面出现</text:span><text:span text:style-name="T1">test</text:span><text:span text:style-name="T3">，那么在</text:span><text:span text:style-name="T1">BEGIN</text:span><text:span text:style-name="T3">语句中的变量就不能被使用。</text:span></text:p>
        </text:list-item>
        <text:list-item>
          <text:p text:style-name="P91"><text:span text:style-name="T3">域变量也可被赋值和修改，如</text:span><text:span text:style-name="T1">$ awk '{$2 = 100 + $1; print }' test,</text:span><text:span text:style-name="T3">上式表示，如果第二个域不存在，</text:span><text:span text:style-name="T1">awk</text:span><text:span text:style-name="T3">将计算表达式</text:span><text:span text:style-name="T1">100</text:span><text:span text:style-name="T3">加</text:span><text:span text:style-name="T1">$1</text:span><text:span text:style-name="T3">的值，并将其赋值给</text:span><text:span text:style-name="T1">$2</text:span><text:span text:style-name="T3">，如果第二个域存在，则用表达式的值覆盖</text:span><text:span text:style-name="T1">$2</text:span><text:span text:style-name="T3">原来的值。 再例如：</text:span><text:span text:style-name="T1">$ awk '$1 == "root"{$1 ="test";print}' test</text:span><text:span text:style-name="T3">，如果第一个域的值是“</text:span><text:span text:style-name="T1">root”</text:span><text:span text:style-name="T3">，则把它赋值为“</text:span><text:span text:style-name="T1">test”</text:span><text:span text:style-name="T3">，注意，字符串一定要用双引号。</text:span></text:p>
        </text:list-item>
        <text:list-item>
          <text:p text:style-name="P91"><text:span text:style-name="T3">内建变量的使用。 变量列表在前面已列出，现在举个例子说明一下。</text:span><text:span text:style-name="T1">$ awk -F: '{IGNORECASE=1; $1 == "MARY"{print NR,$1,$2,$NF}'test</text:span><text:span text:style-name="T3">，把</text:span><text:span text:style-name="T1">IGNORECASE</text:span><text:span text:style-name="T3">设为</text:span><text:span text:style-name="T1">1</text:span><text:span text:style-name="T3">代表忽略大小写，打印第一个域是</text:span><text:span text:style-name="T1">mary</text:span><text:span text:style-name="T3">的记录数、第一个域、第二个域和最后一个 域。</text:span></text:p>
        </text:list-item>
      </text:list>
      <text:h text:style-name="Heading_20_3" text:outline-level="3" text:is-list-header="true"><text:bookmark text:name="id2809144"/><text:span text:style-name="T1">14.2. BEGIN</text:span><text:span text:style-name="T3">模块</text:span></text:h>
      <text:p text:style-name="Text_20_body"><text:span text:style-name="T1">BEGIN </text:span><text:span text:style-name="T3">模块后紧跟着动作块，这个动作块在</text:span><text:span text:style-name="T1">awk</text:span><text:span text:style-name="T3">处理任何输入文件之前执行。所以它可以在没有任何输入的情况下进行测试。它通常用来改变内建变量的值，如</text:span><text:span text:style-name="T1">OFS, RS</text:span><text:span text:style-name="T3">和</text:span><text:span text:style-name="T1">FS</text:span><text:span text:style-name="T3">等，以及打印标题。如：</text:span><text:span text:style-name="T1">$ awk 'BEGIN{FS=":"; OFS="\t"; ORS="\n\n"}{print $1,$2,$3} test</text:span><text:span text:style-name="T3">。上式表示，在处理输入文件以前，域分隔符</text:span><text:span text:style-name="T1">(FS)</text:span><text:span text:style-name="T3">被设为冒号，输出文件分隔符</text:span><text:span text:style-name="T1">(OFS)</text:span><text:span text:style-name="T3">被设置为制表符，输出记录分隔符</text:span><text:span text:style-name="T1">(ORS)</text:span><text:span text:style-name="T3">被设置为两个 换行符。</text:span><text:span text:style-name="T1">$ awk 'BEGIN{print "TITLE TEST"}</text:span><text:span text:style-name="T3">只打印标题。</text:span></text:p>
      <text:h text:style-name="Heading_20_3" text:outline-level="3" text:is-list-header="true"><text:bookmark text:name="id2809168"/><text:span text:style-name="T1">14.3. END</text:span><text:span text:style-name="T3">模块</text:span></text:h>
      <text:p text:style-name="Text_20_body"><text:span text:style-name="T1">END</text:span><text:span text:style-name="T3">不匹配任何的输入文件，但是执行动作块中的所有动作，它在整个输入文件处理完成后被执行。如</text:span><text:span text:style-name="T1">$ awk 'END{print "The number of records is" NR}' test</text:span><text:span text:style-name="T3">，上式将打印所有被处理的记录数。</text:span></text:p>
      <text:h text:style-name="Heading_20_3" text:outline-level="3" text:is-list-header="true"><text:bookmark text:name="id2809190"/><text:span text:style-name="T1">14.4. </text:span><text:span text:style-name="T3">重定向和管道</text:span></text:h>
      <text:list text:style-name="L6">
        <text:list-item>
          <text:p text:style-name="P96"><text:span text:style-name="T1">awk </text:span><text:span text:style-name="T3">可使用</text:span><text:span text:style-name="T1">shell</text:span><text:span text:style-name="T3">的重定向符进行重定向输出，如：</text:span><text:span text:style-name="T1">$ awk '$1 = 100 {print $1 &gt; "output_file" }' test</text:span><text:span text:style-name="T3">。上式表示如果第一个域的值等于</text:span><text:span text:style-name="T1">100</text:span><text:span text:style-name="T3">，则把它输出到</text:span><text:span text:style-name="T1">output_file</text:span><text:span text:style-name="T3">中。也可以用</text:span><text:span text:style-name="T1">&gt;&gt;</text:span><text:span text:style-name="T3">来重定向输出，但不清空文件，只做追加 操作。</text:span></text:p>
        </text:list-item>
        <text:list-item>
          <text:p text:style-name="P96"><text:span text:style-name="T3">输出重定向需用到</text:span><text:span text:style-name="T1">getline</text:span><text:span text:style-name="T3">函数。</text:span><text:span text:style-name="T1">getline</text:span><text:span text:style-name="T3">从标准输入、管道或者当前正在处理的文件之外的其他输入文件 获得输入。它负责从输入获得下一行的内容，并给</text:span><text:span text:style-name="T1">NF,NR</text:span><text:span text:style-name="T3">和</text:span><text:span text:style-name="T1">FNR</text:span><text:span text:style-name="T3">等内建变量赋值。如果</text:span><text:soft-page-break/><text:span text:style-name="T3">得到一条记录，</text:span><text:span text:style-name="T1">getline</text:span><text:span text:style-name="T3">函数返回</text:span><text:span text:style-name="T1">1</text:span><text:span text:style-name="T3">，如果到达文件的末尾就返 回</text:span><text:span text:style-name="T1">0</text:span><text:span text:style-name="T3">，如果出现错误，例如打开文件失败，就返回</text:span><text:span text:style-name="T1">-1</text:span><text:span text:style-name="T3">。如：</text:span></text:p>
          <text:p text:style-name="P96"><text:span text:style-name="T1">$ awk 'BEGIN{ "date" | getline d; print d}' test</text:span><text:span text:style-name="T3">。执行</text:span><text:span text:style-name="T1">linux</text:span><text:span text:style-name="T3">的</text:span><text:span text:style-name="T1">date</text:span><text:span text:style-name="T3">命令，并通过管道输出给</text:span><text:span text:style-name="T1">getline</text:span><text:span text:style-name="T3">，然后再把输出赋值给自定义变量</text:span><text:span text:style-name="T1">d</text:span><text:span text:style-name="T3">，并打印它。</text:span></text:p>
          <text:p text:style-name="P96"><text:span text:style-name="T1">$ awk 'BEGIN{"date" | getline d; split(d,mon); print mon[2]}' test</text:span><text:span text:style-name="T3">。执行</text:span><text:span text:style-name="T1">shell</text:span><text:span text:style-name="T3">的</text:span><text:span text:style-name="T1">date</text:span><text:span text:style-name="T3">命令，并通过管道输出给</text:span><text:span text:style-name="T1">getline</text:span><text:span text:style-name="T3">，然后</text:span><text:span text:style-name="T1">getline</text:span><text:span text:style-name="T3">从管道中读取并将输入赋值给</text:span><text:span text:style-name="T1">d</text:span><text:span text:style-name="T3">，</text:span><text:span text:style-name="T1">split</text:span><text:span text:style-name="T3">函数把变量</text:span><text:span text:style-name="T1">d</text:span><text:span text:style-name="T3">转 化成数组</text:span><text:span text:style-name="T1">mon</text:span><text:span text:style-name="T3">，然后打印数组</text:span><text:span text:style-name="T1">mon</text:span><text:span text:style-name="T3">的第二个元素。</text:span></text:p>
          <text:p text:style-name="P96"><text:span text:style-name="T1">$ awk 'BEGIN{while( "ls" | getline) print}'</text:span><text:span text:style-name="T3">，命令</text:span><text:span text:style-name="T1">ls</text:span><text:span text:style-name="T3">的输出传递给</text:span><text:span text:style-name="T1">geline</text:span><text:span text:style-name="T3">作为输入，循环使</text:span><text:span text:style-name="T1">getline</text:span><text:span text:style-name="T3">从</text:span><text:span text:style-name="T1">ls</text:span><text:span text:style-name="T3">的输出中读取一行，并把它打印到屏幕。这里没有输入文件，因为 </text:span><text:span text:style-name="T1">BEGIN</text:span><text:span text:style-name="T3">块在打开输入文件前执行，所以可以忽略输入文件。</text:span></text:p>
          <text:p text:style-name="P96"><text:span text:style-name="T1">$ awk 'BEGIN{printf "What is your name?"; getline name &lt; "/dev/tty" } $1 ~name {print "Found" name on line ", NR "."} END{print "See you," name "."} test</text:span><text:span text:style-name="T3">。在屏幕上打印”</text:span><text:span text:style-name="T1">What is your name?",</text:span><text:span text:style-name="T3">并等待用户应答。当一行输入完毕后，</text:span><text:span text:style-name="T1">getline</text:span><text:span text:style-name="T3">函数从终端接收该行输入，并把它储存在自定义变量</text:span><text:span text:style-name="T1">name</text:span><text:span text:style-name="T3">中。如果第一个域匹配变量 </text:span><text:span text:style-name="T1">name</text:span><text:span text:style-name="T3">的值，</text:span><text:span text:style-name="T1">print</text:span><text:span text:style-name="T3">函数就被执行，</text:span><text:span text:style-name="T1">END</text:span><text:span text:style-name="T3">块打印</text:span><text:span text:style-name="T1">See you</text:span><text:span text:style-name="T3">和</text:span><text:span text:style-name="T1">name</text:span><text:span text:style-name="T3">的值。</text:span></text:p>
          <text:p text:style-name="P96"><text:span text:style-name="T1">$ awk 'BEGIN{while (getline &lt; "/etc/passwd" &gt; 0) lc++; print lc}'</text:span><text:span text:style-name="T3">。</text:span><text:span text:style-name="T1">awk</text:span><text:span text:style-name="T3">将逐行读取文件</text:span><text:span text:style-name="T1">/etc/passwd</text:span><text:span text:style-name="T3">的内容，在到达文件末尾前，计数器</text:span><text:span text:style-name="T1">lc</text:span><text:span text:style-name="T3">一直增加，当到末尾时，打印</text:span><text:span text:style-name="T1">lc</text:span><text:span text:style-name="T3">的值。注意，如果文件不存 在，</text:span><text:span text:style-name="T1">getline</text:span><text:span text:style-name="T3">返回</text:span><text:span text:style-name="T1">-1</text:span><text:span text:style-name="T3">，如果到达文件的末尾就返回</text:span><text:span text:style-name="T1">0</text:span><text:span text:style-name="T3">，如果读到一行，就返回</text:span><text:span text:style-name="T1">1</text:span><text:span text:style-name="T3">，所以命令 </text:span><text:span text:style-name="T1">while (getline &lt; "/etc/passwd")</text:span><text:span text:style-name="T3">在文件不存在的情况下将陷入无限循环，因为返回</text:span><text:span text:style-name="T1">-1</text:span><text:span text:style-name="T3">表示逻辑真。</text:span></text:p>
        </text:list-item>
        <text:list-item>
          <text:p text:style-name="P96"><text:span text:style-name="T3">可以在</text:span><text:span text:style-name="T1">awk</text:span><text:span text:style-name="T3">中打开一个管 道，且同一时刻只能有一个管道存在。通过</text:span><text:span text:style-name="T1">close()</text:span><text:span text:style-name="T3">可关闭管道。如：</text:span><text:span text:style-name="T1">$ awk '{print $1, $2 | "sort" }' test END {close("sort")}</text:span><text:span text:style-name="T3">。</text:span><text:span text:style-name="T1">awd</text:span><text:span text:style-name="T3">把</text:span><text:span text:style-name="T1">print</text:span><text:span text:style-name="T3">语句的输出通过管道作为</text:span><text:span text:style-name="T1">linux</text:span><text:span text:style-name="T3">命令</text:span><text:span text:style-name="T1">sort</text:span><text:span text:style-name="T3">的输入</text:span><text:span text:style-name="T1">,END</text:span><text:span text:style-name="T3">块执行关闭管道操作。</text:span></text:p>
        </text:list-item>
        <text:list-item>
          <text:p text:style-name="P96"><text:span text:style-name="T1">system</text:span><text:span text:style-name="T3">函数可以在</text:span><text:span text:style-name="T1">awk</text:span><text:span text:style-name="T3">中执行</text:span><text:span text:style-name="T1">linux</text:span><text:span text:style-name="T3">的命令。如：</text:span><text:span text:style-name="T1">$ awk 'BEGIN{system("clear")'</text:span><text:span text:style-name="T3">。</text:span></text:p>
        </text:list-item>
        <text:list-item>
          <text:p text:style-name="P96"><text:span text:style-name="T1">fflush</text:span><text:span text:style-name="T3">函数用以刷新输出缓冲区，如果没有参数，就刷新标准输出的缓冲区，如果以空字符串为参数，如</text:span><text:span text:style-name="T1">fflush(""),</text:span><text:span text:style-name="T3">则刷新所有文件和管道的输出缓冲区。</text:span></text:p>
        </text:list-item>
      </text:list>
      <text:h text:style-name="Heading_20_3" text:outline-level="3" text:is-list-header="true"><text:bookmark text:name="id2809364"/><text:span text:style-name="T1">14.5. </text:span><text:span text:style-name="T3">条件语句</text:span></text:h>
      <text:p text:style-name="Text_20_body"><text:span text:style-name="T1">awk</text:span><text:span text:style-name="T3">中的条件语句是从</text:span><text:span text:style-name="T1">C</text:span><text:span text:style-name="T3">语言中借鉴过来的，可控制程序的流程。</text:span></text:p>
      <text:h text:style-name="Heading_20_4" text:outline-level="4" text:is-list-header="true"><text:bookmark text:name="id2809378"/><text:span text:style-name="T1">14.5.1. if</text:span><text:span text:style-name="T3">语句</text:span></text:h>
      <text:p text:style-name="P1">格式：</text:p>
      <text:p text:style-name="Preformatted_20_Text"><text:s text:c="8"/><text:span text:style-name="T1">{if (expression){</text:span></text:p>
      <text:p text:style-name="Preformatted_20_Text"><text:s text:c="19"/><text:span text:style-name="T1">statement; statement; ...</text:span></text:p>
      <text:p text:style-name="Preformatted_20_Text"><text:s text:c="21"/><text:span text:style-name="T1">}</text:span></text:p>
      <text:p text:style-name="P23"><text:s text:c="8"/><text:span text:style-name="T1">}</text:span></text:p>
      <text:p text:style-name="Text_20_body"><text:span text:style-name="T1">$ awk '{if ($1 &lt;$2) print $2 "too high"}' test</text:span><text:span text:style-name="T3">。如果第一个域小于第二个域则打印。</text:span></text:p>
      <text:p text:style-name="Text_20_body"><text:span text:style-name="T1">$ awk '{if ($1 &lt; $2) {count++; print "ok"}}' test.</text:span><text:span text:style-name="T3">如果第一个域小于第二个域，则</text:span><text:span text:style-name="T1">count</text:span><text:span text:style-name="T3">加一，并打印</text:span><text:span text:style-name="T1">ok</text:span><text:span text:style-name="T3">。</text:span></text:p>
      <text:h text:style-name="Heading_20_4" text:outline-level="4" text:is-list-header="true"><text:bookmark text:name="id2809411"/><text:span text:style-name="T1">14.5.2. if/else</text:span><text:span text:style-name="T3">语句，用于双重判断。</text:span></text:h>
      <text:p text:style-name="P1">格式：</text:p>
      <text:p text:style-name="Preformatted_20_Text"><text:s text:c="8"/><text:span text:style-name="T1">{if (expression){</text:span></text:p>
      <text:p text:style-name="Preformatted_20_Text"><text:s text:c="19"/><text:span text:style-name="T1">statement; statement; ...</text:span></text:p>
      <text:p text:style-name="Preformatted_20_Text"><text:s text:c="23"/><text:span text:style-name="T1">}</text:span></text:p>
      <text:p text:style-name="Preformatted_20_Text"><text:s text:c="8"/><text:span text:style-name="T1">else{</text:span></text:p>
      <text:p text:style-name="Preformatted_20_Text"><text:soft-page-break/><text:s text:c="19"/><text:span text:style-name="T1">statement; statement; ...</text:span></text:p>
      <text:p text:style-name="Preformatted_20_Text"><text:s text:c="23"/><text:span text:style-name="T1">}</text:span></text:p>
      <text:p text:style-name="P23"><text:s text:c="8"/><text:span text:style-name="T1">}</text:span></text:p>
      <text:p text:style-name="Text_20_body"><text:span text:style-name="T1">$ awk '{if ($1 &gt; 100) print $1 "bad" ; else print "ok"}' test</text:span><text:span text:style-name="T3">。如果</text:span><text:span text:style-name="T1">$1</text:span><text:span text:style-name="T3">大于</text:span><text:span text:style-name="T1">100</text:span><text:span text:style-name="T3">则打印</text:span><text:span text:style-name="T1">$1 bad,</text:span><text:span text:style-name="T3">否则打印</text:span><text:span text:style-name="T1">ok</text:span><text:span text:style-name="T3">。</text:span></text:p>
      <text:p text:style-name="Text_20_body"><text:span text:style-name="T1">$ awk '{if ($1 &gt; 100){ count++; print $1} else {count--; print $2}' test</text:span><text:span text:style-name="T3">。如果</text:span><text:span text:style-name="T1">$1</text:span><text:span text:style-name="T3">大于</text:span><text:span text:style-name="T1">100</text:span><text:span text:style-name="T3">，则</text:span><text:span text:style-name="T1">count</text:span><text:span text:style-name="T3">加一，并打印</text:span><text:span text:style-name="T1">$1</text:span><text:span text:style-name="T3">，否则</text:span><text:span text:style-name="T1">count</text:span><text:span text:style-name="T3">减一，并打印</text:span><text:span text:style-name="T1">$1</text:span><text:span text:style-name="T3">。</text:span></text:p>
      <text:h text:style-name="Heading_20_4" text:outline-level="4" text:is-list-header="true"><text:bookmark text:name="id2809450"/><text:span text:style-name="T1">14.5.3. if/else else if</text:span><text:span text:style-name="T3">语句，用于多重判断。</text:span></text:h>
      <text:p text:style-name="P1">格式：</text:p>
      <text:p text:style-name="Preformatted_20_Text"><text:s text:c="8"/><text:span text:style-name="T1">{if (expression){</text:span></text:p>
      <text:p text:style-name="Preformatted_20_Text"><text:s text:c="20"/><text:span text:style-name="T1">statement; statement; ...</text:span></text:p>
      <text:p text:style-name="Preformatted_20_Text"><text:s text:c="19"/><text:span text:style-name="T1">}</text:span></text:p>
      <text:p text:style-name="Preformatted_20_Text"><text:s text:c="8"/><text:span text:style-name="T1">else if (expression){</text:span></text:p>
      <text:p text:style-name="Preformatted_20_Text"><text:s text:c="20"/><text:span text:style-name="T1">statement; statement; ...</text:span></text:p>
      <text:p text:style-name="Preformatted_20_Text"><text:s text:c="19"/><text:span text:style-name="T1">}</text:span></text:p>
      <text:p text:style-name="Preformatted_20_Text"><text:s text:c="8"/><text:span text:style-name="T1">else if (expression){</text:span></text:p>
      <text:p text:style-name="Preformatted_20_Text"><text:s text:c="20"/><text:span text:style-name="T1">statement; statement; ...</text:span></text:p>
      <text:p text:style-name="Preformatted_20_Text"><text:s text:c="19"/><text:span text:style-name="T1">}</text:span></text:p>
      <text:p text:style-name="Preformatted_20_Text"><text:s text:c="8"/><text:span text:style-name="T1">else {</text:span></text:p>
      <text:p text:style-name="Preformatted_20_Text"><text:s text:c="19"/><text:span text:style-name="T1">statement; statement; ...</text:span></text:p>
      <text:p text:style-name="Preformatted_20_Text"><text:s text:c="13"/><text:span text:style-name="T1">}</text:span></text:p>
      <text:p text:style-name="P23"><text:s text:c="8"/><text:span text:style-name="T1">}</text:span></text:p>
      <text:h text:style-name="Heading_20_3" text:outline-level="3" text:is-list-header="true"><text:bookmark text:name="id2809482"/><text:span text:style-name="T1">14.6. </text:span><text:span text:style-name="T3">循环</text:span></text:h>
      <text:list text:style-name="L7">
        <text:list-item>
          <text:p text:style-name="P106"><text:span text:style-name="T1">awk</text:span><text:span text:style-name="T3">有三种循环</text:span><text:span text:style-name="T1">:while</text:span><text:span text:style-name="T3">循环；</text:span><text:span text:style-name="T1">for</text:span><text:span text:style-name="T3">循环；</text:span><text:span text:style-name="T1">special for</text:span><text:span text:style-name="T3">循环。</text:span></text:p>
        </text:list-item>
        <text:list-item>
          <text:p text:style-name="P106"><text:span text:style-name="T1">$ awk '{ i = 1; while ( i &lt;= NF ) { print NF,$i; i++}}' test</text:span><text:span text:style-name="T3">。变量的初始值为</text:span><text:span text:style-name="T1">1</text:span><text:span text:style-name="T3">，若</text:span><text:span text:style-name="T1">i</text:span><text:span text:style-name="T3">小于可等于</text:span><text:span text:style-name="T1">NF(</text:span><text:span text:style-name="T3">记录中域的个数</text:span><text:span text:style-name="T1">),</text:span><text:span text:style-name="T3">则执行打印语句，且</text:span><text:span text:style-name="T1">i</text:span><text:span text:style-name="T3">增加</text:span><text:span text:style-name="T1">1</text:span><text:span text:style-name="T3">。直到</text:span><text:span text:style-name="T1">i</text:span><text:span text:style-name="T3">的值大于</text:span><text:span text:style-name="T1">NF.</text:span></text:p>
        </text:list-item>
        <text:list-item>
          <text:p text:style-name="P106"><text:span text:style-name="T1">$ awk '{for (i = 1; i&lt;NF; i++) print NF,$i}' test</text:span><text:span text:style-name="T3">。作用同上。</text:span></text:p>
        </text:list-item>
        <text:list-item>
          <text:p text:style-name="P106"><text:span text:style-name="T1">breadkcontinue</text:span><text:span text:style-name="T3">语句。</text:span><text:span text:style-name="T1">break</text:span><text:span text:style-name="T3">用于在满足条件的情况下跳出循环；</text:span><text:span text:style-name="T1">continue</text:span><text:span text:style-name="T3">用于在满足条件的情况下忽略后面的语句，直接返回循环的顶端。如：</text:span></text:p>
          <text:p text:style-name="P2">{for ( x=3; x&lt;=NF; x++) </text:p>
          <text:p text:style-name="P7"><text:s text:c="12"/><text:span text:style-name="T1">if ($x&lt;0){print "Bottomed out!"; break}}</text:span></text:p>
          <text:p text:style-name="P2">{for ( x=3; x&lt;=NF; x++)</text:p>
          <text:p text:style-name="P7"><text:s text:c="12"/><text:span text:style-name="T1">if ($x==0){print "Get next item"; continue}}</text:span></text:p>
          <text:p text:style-name="P24"><text:s text:c="6"/></text:p>
        </text:list-item>
        <text:list-item>
          <text:p text:style-name="P106"><text:span text:style-name="T1">next</text:span><text:span text:style-name="T3">语句从输入文件中读取一行，然后从头开始执行</text:span><text:span text:style-name="T1">awk</text:span><text:span text:style-name="T3">脚本。如：</text:span></text:p>
          <text:p text:style-name="P2">{if ($1 ~/test/){next}</text:p>
          <text:p text:style-name="P7"><text:s text:c="4"/><text:span text:style-name="T1">else {print}</text:span></text:p>
          <text:p text:style-name="P2">}</text:p>
          <text:p text:style-name="P24"><text:s text:c="5"/></text:p>
        </text:list-item>
        <text:list-item>
          <text:p text:style-name="P106"><text:span text:style-name="T1">exit</text:span><text:span text:style-name="T3">语句用于结束</text:span><text:span text:style-name="T1">awk</text:span><text:span text:style-name="T3">程序，但不会略过</text:span><text:span text:style-name="T1">END</text:span><text:span text:style-name="T3">块。退出状态为</text:span><text:span text:style-name="T1">0</text:span><text:span text:style-name="T3">代表成功，非零值表示出错。</text:span></text:p>
        </text:list-item>
      </text:list>
      <text:h text:style-name="Heading_20_3" text:outline-level="3" text:is-list-header="true"><text:bookmark text:name="id2809593"/><text:span text:style-name="T1">14.7. </text:span><text:span text:style-name="T3">数组</text:span></text:h>
      <text:p text:style-name="Text_20_body"><text:span text:style-name="T1">awk</text:span><text:span text:style-name="T3">中的数组的下标可以是数字和字母，称为关联数组。</text:span></text:p>
      <text:h text:style-name="Heading_20_4" text:outline-level="4" text:is-list-header="true"><text:bookmark text:name="id2809607"/><text:soft-page-break/><text:span text:style-name="T1">14.7.1. </text:span><text:span text:style-name="T3">下标与关联数组</text:span></text:h>
      <text:list text:style-name="L8">
        <text:list-item>
          <text:p text:style-name="P112"><text:span text:style-name="T3">用 变量作为数组下标。如：</text:span><text:span text:style-name="T1">$ awk {name[x++]=$2};END{for(i=0;i&lt;NR;i++) print i,name[i]}' test</text:span><text:span text:style-name="T3">。数组</text:span><text:span text:style-name="T1">name</text:span><text:span text:style-name="T3">中的下标是一个自定义变量</text:span><text:span text:style-name="T1">x</text:span><text:span text:style-name="T3">，</text:span><text:span text:style-name="T1">awk</text:span><text:span text:style-name="T3">初始化</text:span><text:span text:style-name="T1">x</text:span><text:span text:style-name="T3">的值为</text:span><text:span text:style-name="T1">0</text:span><text:span text:style-name="T3">，在每次使用后增加</text:span><text:span text:style-name="T1">1</text:span><text:span text:style-name="T3">。第二个域的值被赋给</text:span><text:span text:style-name="T1">name</text:span><text:span text:style-name="T3">数组的各个元素。在</text:span><text:span text:style-name="T1">END </text:span><text:span text:style-name="T3">模块中，</text:span><text:span text:style-name="T1">for</text:span><text:span text:style-name="T3">循环被用于循环整个数组，从下标为</text:span><text:span text:style-name="T1">0</text:span><text:span text:style-name="T3">的元素开始，打印那些存储在数组中的值。因为下标是关健字，所以它不一定从</text:span><text:span text:style-name="T1">0</text:span><text:span text:style-name="T3">开始，可以从任何值开始。</text:span></text:p>
        </text:list-item>
        <text:list-item>
          <text:p text:style-name="P112"><text:span text:style-name="T1">special for</text:span><text:span text:style-name="T3">循环用于读取关联数组中的元素。格式如下：</text:span></text:p>
          <text:p text:style-name="P6">{for (item in arrayname){</text:p>
          <text:p text:style-name="P10"><text:s text:c="9"/><text:span text:style-name="T1">print arrayname[item]</text:span></text:p>
          <text:p text:style-name="P10"><text:s text:c="9"/><text:span text:style-name="T1">}</text:span></text:p>
          <text:p text:style-name="P26">}</text:p>
          <text:p text:style-name="P138"><text:span text:style-name="T1">$ awk '/^tom/{name[NR]=$1}; END{for(i in name){print name[i]}}' test</text:span><text:span text:style-name="T3">。打印有值的数组元素。打印的顺序是随机的。 </text:span></text:p>
        </text:list-item>
        <text:list-item>
          <text:p text:style-name="P112"><text:span text:style-name="T3">用字符串作为下标。如：</text:span><text:span text:style-name="T1">count["test"]</text:span></text:p>
        </text:list-item>
        <text:list-item>
          <text:p text:style-name="P112"><text:span text:style-name="T3">用 域值作为数组的下标。一种新的</text:span><text:span text:style-name="T1">for</text:span><text:span text:style-name="T3">循环方式，</text:span><text:span text:style-name="T1">for (index_value in array) statement</text:span><text:span text:style-name="T3">。如</text:span><text:span text:style-name="T1">:$ awk '{count[$1]++} END{for(name in count) print name,count[name]}' test</text:span><text:span text:style-name="T3">。该语句将打印</text:span><text:span text:style-name="T1">$1</text:span><text:span text:style-name="T3">中字符串出现的次数。它首先以第一个域作数组</text:span><text:span text:style-name="T1">count</text:span><text:span text:style-name="T3">的下标，第一个域变化，索引就变化。</text:span></text:p>
        </text:list-item>
        <text:list-item>
          <text:p text:style-name="P112"><text:span text:style-name="T1">delete </text:span><text:span text:style-name="T3">函数用于删除数组元素。如：</text:span><text:span text:style-name="T1">$ awk '{line[x++]=$1} END{for(x in line) delete(line[x])}' test</text:span><text:span text:style-name="T3">。分配给数组</text:span><text:span text:style-name="T1">line</text:span><text:span text:style-name="T3">的是第一个域的值，所有记录处理完成后，</text:span><text:span text:style-name="T1">special for</text:span><text:span text:style-name="T3">循环将删除每一个元素。</text:span></text:p>
        </text:list-item>
      </text:list>
      <text:h text:style-name="Heading_20_3" text:outline-level="3" text:is-list-header="true"><text:bookmark text:name="id2809716"/><text:span text:style-name="T1">14.8. awk</text:span><text:span text:style-name="T3">的内建函数</text:span></text:h>
      <text:h text:style-name="Heading_20_4" text:outline-level="4" text:is-list-header="true"><text:bookmark text:name="id2875371"/><text:span text:style-name="T1">14.8.1. </text:span><text:span text:style-name="T3">字符串函数</text:span></text:h>
      <text:list text:style-name="L9">
        <text:list-item>
          <text:p text:style-name="P117"><text:span text:style-name="T1">sub</text:span><text:span text:style-name="T3">函数匹配记录中最大、最靠左边的子字符串的正则表达式，并用替换字符串替换这些字符串。如果没有指定目标字符串就默认使用整个记录。替换只发生在第一次匹配的时候。格式如下：</text:span></text:p>
          <text:p text:style-name="P12"><text:s text:c="12"/><text:span text:style-name="T1">sub (regular expression, substitution string):</text:span></text:p>
          <text:p text:style-name="P27"><text:s text:c="12"/><text:span text:style-name="T1">sub (regular expression, substitution string, target string)</text:span></text:p>
          <text:p text:style-name="P64">实例：</text:p>
          <text:p text:style-name="P12"><text:s text:c="12"/><text:span text:style-name="T1">$ awk '{ sub(/test/, "mytest"); print }' testfile</text:span></text:p>
          <text:p text:style-name="P27"><text:s text:c="12"/><text:span text:style-name="T1">$ awk '{ sub(/test/, "mytest"); $1}; print }' testfile</text:span></text:p>
          <text:p text:style-name="P117"><text:span text:style-name="T3">第一个例子在整个记录中匹配，替换只发生在第一次匹配发生的时候。如要在整个文件中进行匹配需要用到</text:span><text:span text:style-name="T1">gsub</text:span></text:p>
          <text:p text:style-name="P64">第二个例子在整个记录的第一个域中进行匹配，替换只发生在第一次匹配发生的时候。</text:p>
        </text:list-item>
        <text:list-item>
          <text:p text:style-name="P117"><text:span text:style-name="T1">gsub</text:span><text:span text:style-name="T3">函数作用如</text:span><text:span text:style-name="T1">sub</text:span><text:span text:style-name="T3">，但它在整个文档中进行匹配。格式如下：</text:span></text:p>
          <text:p text:style-name="P12"><text:s text:c="12"/><text:span text:style-name="T1">gsub (regular expression, substitution string)</text:span></text:p>
          <text:p text:style-name="P27"><text:s text:c="12"/><text:span text:style-name="T1">gsub (regular expression, substitution string, target string)</text:span></text:p>
          <text:p text:style-name="P64">实例：</text:p>
          <text:p text:style-name="P12"><text:s text:c="12"/><text:span text:style-name="T1">$ awk '{ gsub(/test/, "mytest"); print }' testfile</text:span></text:p>
          <text:p text:style-name="P27"><text:s text:c="12"/><text:span text:style-name="T1">$ awk '{ gsub(/test/, "mytest"), $1 }; print }' testfile</text:span></text:p>
          <text:p text:style-name="P117"><text:soft-page-break/><text:span text:style-name="T3">第一个例子在整个文档中匹配</text:span><text:span text:style-name="T1">test</text:span><text:span text:style-name="T3">，匹配的都被替换成</text:span><text:span text:style-name="T1">mytest</text:span><text:span text:style-name="T3">。</text:span></text:p>
          <text:p text:style-name="P117"><text:span text:style-name="T3">第二个例子在整个文档的第一个域中匹配，所有匹配的都被替换成</text:span><text:span text:style-name="T1">mytest</text:span><text:span text:style-name="T3">。</text:span></text:p>
        </text:list-item>
        <text:list-item>
          <text:p text:style-name="P117"><text:span text:style-name="T1">index</text:span><text:span text:style-name="T3">函数返回子字符串第一次被匹配的位置，偏移量从位置</text:span><text:span text:style-name="T1">1</text:span><text:span text:style-name="T3">开始。格式如下：</text:span></text:p>
          <text:p text:style-name="P27"><text:s text:c="10"/><text:span text:style-name="T1">index(string, substring)</text:span></text:p>
          <text:p text:style-name="P64">实例：</text:p>
          <text:p text:style-name="P27"><text:s text:c="12"/><text:span text:style-name="T1">$ awk '{ print index("test", "mytest") }' testfile</text:span></text:p>
          <text:p text:style-name="P117"><text:span text:style-name="T3">实例返回</text:span><text:span text:style-name="T1">test</text:span><text:span text:style-name="T3">在</text:span><text:span text:style-name="T1">mytest</text:span><text:span text:style-name="T3">的位置，结果应该是</text:span><text:span text:style-name="T1">3</text:span><text:span text:style-name="T3">。</text:span></text:p>
        </text:list-item>
        <text:list-item>
          <text:p text:style-name="P117"><text:span text:style-name="T1">length</text:span><text:span text:style-name="T3">函数返回记录的字符数。格式如下：</text:span></text:p>
          <text:p text:style-name="P12"><text:s text:c="12"/><text:span text:style-name="T1">length( string )</text:span></text:p>
          <text:p text:style-name="P27"><text:s text:c="12"/><text:span text:style-name="T1">length</text:span></text:p>
          <text:p text:style-name="P64">实例：</text:p>
          <text:p text:style-name="P12"><text:s text:c="12"/><text:span text:style-name="T1">$ awk '{ print length( "test" ) }' </text:span></text:p>
          <text:p text:style-name="P27"><text:s text:c="12"/><text:span text:style-name="T1">$ awk '{ print length }' testfile</text:span></text:p>
          <text:p text:style-name="P117"><text:span text:style-name="T3">第一个实例返回</text:span><text:span text:style-name="T1">test</text:span><text:span text:style-name="T3">字符串的长度。</text:span></text:p>
          <text:p text:style-name="P117"><text:span text:style-name="T3">第二个实例返回</text:span><text:span text:style-name="T1">testfile</text:span><text:span text:style-name="T3">文件中第条记录的字符数。</text:span></text:p>
        </text:list-item>
        <text:list-item>
          <text:p text:style-name="P117"><text:span text:style-name="T1">substr</text:span><text:span text:style-name="T3">函数返回从位置</text:span><text:span text:style-name="T1">1</text:span><text:span text:style-name="T3">开始的子字符串，如果指定长度超过实际长度，就返回整个字符串。格式如下：</text:span></text:p>
          <text:p text:style-name="P12"><text:s text:c="12"/><text:span text:style-name="T1">substr( string, starting position )</text:span></text:p>
          <text:p text:style-name="P27"><text:s text:c="12"/><text:span text:style-name="T1">substr( string, starting position, length of string )</text:span></text:p>
          <text:p text:style-name="P64">实例：</text:p>
          <text:p text:style-name="P27"><text:s text:c="12"/><text:span text:style-name="T1">$ awk '{ print substr( "hello world", 7,11 ) }' </text:span></text:p>
          <text:p text:style-name="P117"><text:span text:style-name="T3">上例截取了</text:span><text:span text:style-name="T1">world</text:span><text:span text:style-name="T3">子字符串。</text:span></text:p>
        </text:list-item>
        <text:list-item>
          <text:p text:style-name="P117"><text:span text:style-name="T1">match</text:span><text:span text:style-name="T3">函数返回在字符串中正则表达式位置的索引，如果找不到指定的正则表达式则返回</text:span><text:span text:style-name="T1">0</text:span><text:span text:style-name="T3">。</text:span><text:span text:style-name="T1">match</text:span><text:span text:style-name="T3">函数会设置内建变量</text:span><text:span text:style-name="T1">RSTART</text:span><text:span text:style-name="T3">为字符串中子字符串的开始位置，</text:span><text:span text:style-name="T1">RLENGTH</text:span><text:span text:style-name="T3">为到子字符串末尾的字符个数。</text:span><text:span text:style-name="T1">substr</text:span><text:span text:style-name="T3">可利于这些变量来截取字符串。函数格式如下：</text:span></text:p>
          <text:p text:style-name="P27"><text:s text:c="12"/><text:span text:style-name="T1">match( string, regular expression )</text:span></text:p>
          <text:p text:style-name="P64">实例：</text:p>
          <text:p text:style-name="P12"><text:s text:c="12"/><text:span text:style-name="T1">$ awk '{start=match("this is a test",/[a-z]+$/); print start}'</text:span></text:p>
          <text:p text:style-name="P27"><text:s text:c="12"/><text:span text:style-name="T1">$ awk '{start=match("this is a test",/[a-z]+$/); print start, RSTART, RLENGTH }'</text:span></text:p>
          <text:p text:style-name="P117"><text:span text:style-name="T3">第一个实例打印以连续小写字符结尾的开始位置，这里是</text:span><text:span text:style-name="T1">11</text:span><text:span text:style-name="T3">。</text:span></text:p>
          <text:p text:style-name="P117"><text:span text:style-name="T3">第二个实例还打印</text:span><text:span text:style-name="T1">RSTART</text:span><text:span text:style-name="T3">和</text:span><text:span text:style-name="T1">RLENGTH</text:span><text:span text:style-name="T3">变量，这里是</text:span><text:span text:style-name="T1">11(start)</text:span><text:span text:style-name="T3">，</text:span><text:span text:style-name="T1">11(RSTART)</text:span><text:span text:style-name="T3">，</text:span><text:span text:style-name="T1">4(RLENGTH)</text:span><text:span text:style-name="T3">。</text:span></text:p>
        </text:list-item>
        <text:list-item>
          <text:p text:style-name="P117"><text:span text:style-name="T1">toupper</text:span><text:span text:style-name="T3">和</text:span><text:span text:style-name="T1">tolower</text:span><text:span text:style-name="T3">函数可用于字符串大小间的转换，该功能只在</text:span><text:span text:style-name="T1">gawk</text:span><text:span text:style-name="T3">中有效。格式如下：</text:span></text:p>
          <text:p text:style-name="P12"><text:s text:c="12"/><text:span text:style-name="T1">toupper( string )</text:span></text:p>
          <text:p text:style-name="P27"><text:s text:c="12"/><text:span text:style-name="T1">tolower( string )</text:span></text:p>
          <text:p text:style-name="P64"><text:soft-page-break/>实例：</text:p>
          <text:p text:style-name="P27"><text:s text:c="12"/><text:span text:style-name="T1">$ awk '{ print toupper("test"), tolower("TEST") }'</text:span></text:p>
        </text:list-item>
        <text:list-item>
          <text:p text:style-name="P117"><text:span text:style-name="T1">split</text:span><text:span text:style-name="T3">函数可按给定的分隔符把字符串分割为一个数组。如果分隔符没提供，则按当前</text:span><text:span text:style-name="T1">FS</text:span><text:span text:style-name="T3">值进行分割。格式如下：</text:span></text:p>
          <text:p text:style-name="P12"><text:s text:c="12"/><text:span text:style-name="T1">split( string, array, field separator )</text:span></text:p>
          <text:p text:style-name="P27"><text:s text:c="12"/><text:span text:style-name="T1">split( string, array )</text:span></text:p>
          <text:p text:style-name="P64">实例：</text:p>
          <text:p text:style-name="P27"><text:s text:c="12"/><text:span text:style-name="T1">$ awk '{ split( "20:18:00", time, ":" ); print time[2] }'</text:span></text:p>
          <text:p text:style-name="P117"><text:span text:style-name="T3">上例把时间按冒号分割到</text:span><text:span text:style-name="T1">time</text:span><text:span text:style-name="T3">数组内，并显示第二个数组元素</text:span><text:span text:style-name="T1">18</text:span><text:span text:style-name="T3">。</text:span></text:p>
        </text:list-item>
      </text:list>
      <text:h text:style-name="Heading_20_4" text:outline-level="4" text:is-list-header="true"><text:bookmark text:name="id2875750"/><text:span text:style-name="T1">14.8.2. </text:span><text:span text:style-name="T3">时间函数</text:span></text:h>
      <text:list text:style-name="L10">
        <text:list-item>
          <text:p text:style-name="P135"><text:span text:style-name="T1">systime</text:span><text:span text:style-name="T3">函数返回从</text:span><text:span text:style-name="T1">1970</text:span><text:span text:style-name="T3">年</text:span><text:span text:style-name="T1">1</text:span><text:span text:style-name="T3">月</text:span><text:span text:style-name="T1">1</text:span><text:span text:style-name="T3">日开始到当前时间</text:span><text:span text:style-name="T1">(</text:span><text:span text:style-name="T3">不计闰年</text:span><text:span text:style-name="T1">)</text:span><text:span text:style-name="T3">的整秒数。格式如下：</text:span></text:p>
          <text:p text:style-name="P43"><text:s text:c="12"/><text:span text:style-name="T1">systime()</text:span></text:p>
          <text:p text:style-name="P73">实例：</text:p>
          <text:p text:style-name="P43"><text:s text:c="12"/><text:span text:style-name="T1">$ awk '{ now = systime(); print now }'</text:span></text:p>
        </text:list-item>
        <text:list-item>
          <text:p text:style-name="P135"><text:span text:style-name="T1">strftime</text:span><text:span text:style-name="T3">函数使用</text:span><text:span text:style-name="T1">C</text:span><text:span text:style-name="T3">库中的</text:span><text:span text:style-name="T1">strftime</text:span><text:span text:style-name="T3">函数格式化时间。格式如下：</text:span></text:p>
          <text:p text:style-name="P43"><text:s text:c="12"/><text:span text:style-name="T1">systime( [format specification][,timestamp] )</text:span></text:p>
          <text:p text:style-name="P135"><text:bookmark text:name="id2875812"/><text:span text:style-name="T2">Table 3. </text:span><text:span text:style-name="T4">日期和时间格式说明符</text:span></text:p>
        </text:list-item>
      </text:list>
      <table:table table:name="Table4" table:style-name="Table4">
        <table:table-column table:style-name="Table4.A"/>
        <table:table-column table:style-name="Table4.B"/>
        <table:table-header-rows>
          <table:table-row>
            <table:table-cell table:style-name="Table4.A1" office:value-type="string">
              <text:p text:style-name="Table_20_Heading">格式</text:p>
            </table:table-cell>
            <table:table-cell table:style-name="Table4.B1" office:value-type="string">
              <text:p text:style-name="Table_20_Heading">描述</text:p>
            </table:table-cell>
          </table:table-row>
        </table:table-header-rows>
        <table:table-row>
          <table:table-cell table:style-name="Table4.A2" office:value-type="string">
            <text:p text:style-name="Table_20_Contents">%a</text:p>
          </table:table-cell>
          <table:table-cell table:style-name="Table4.B2" office:value-type="string">
            <text:p text:style-name="Table_20_Contents">星期几的缩写(Sun)</text:p>
          </table:table-cell>
        </table:table-row>
        <table:table-row>
          <table:table-cell table:style-name="Table4.A2" office:value-type="string">
            <text:p text:style-name="Table_20_Contents">%A</text:p>
          </table:table-cell>
          <table:table-cell table:style-name="Table4.B2" office:value-type="string">
            <text:p text:style-name="Table_20_Contents">星期几的完整写法(Sunday)</text:p>
          </table:table-cell>
        </table:table-row>
        <table:table-row>
          <table:table-cell table:style-name="Table4.A2" office:value-type="string">
            <text:p text:style-name="Table_20_Contents">%b</text:p>
          </table:table-cell>
          <table:table-cell table:style-name="Table4.B2" office:value-type="string">
            <text:p text:style-name="Table_20_Contents">月名的缩写(Oct)</text:p>
          </table:table-cell>
        </table:table-row>
        <table:table-row>
          <table:table-cell table:style-name="Table4.A2" office:value-type="string">
            <text:p text:style-name="Table_20_Contents">%B</text:p>
          </table:table-cell>
          <table:table-cell table:style-name="Table4.B2" office:value-type="string">
            <text:p text:style-name="Table_20_Contents">月名的完整写法(October)</text:p>
          </table:table-cell>
        </table:table-row>
        <table:table-row>
          <table:table-cell table:style-name="Table4.A2" office:value-type="string">
            <text:p text:style-name="Table_20_Contents">%c</text:p>
          </table:table-cell>
          <table:table-cell table:style-name="Table4.B2" office:value-type="string">
            <text:p text:style-name="Table_20_Contents">本地日期和时间</text:p>
          </table:table-cell>
        </table:table-row>
        <table:table-row>
          <table:table-cell table:style-name="Table4.A2" office:value-type="string">
            <text:p text:style-name="Table_20_Contents">%d</text:p>
          </table:table-cell>
          <table:table-cell table:style-name="Table4.B2" office:value-type="string">
            <text:p text:style-name="Table_20_Contents">十进制日期</text:p>
          </table:table-cell>
        </table:table-row>
        <table:table-row>
          <table:table-cell table:style-name="Table4.A2" office:value-type="string">
            <text:p text:style-name="Table_20_Contents">%D</text:p>
          </table:table-cell>
          <table:table-cell table:style-name="Table4.B2" office:value-type="string">
            <text:p text:style-name="Table_20_Contents">日期 08/20/99</text:p>
          </table:table-cell>
        </table:table-row>
        <table:table-row>
          <table:table-cell table:style-name="Table4.A2" office:value-type="string">
            <text:p text:style-name="Table_20_Contents">%e</text:p>
          </table:table-cell>
          <table:table-cell table:style-name="Table4.B2" office:value-type="string">
            <text:p text:style-name="Table_20_Contents">日期，如果只有一位会补上一个空格</text:p>
          </table:table-cell>
        </table:table-row>
        <table:table-row>
          <table:table-cell table:style-name="Table4.A2" office:value-type="string">
            <text:p text:style-name="Table_20_Contents">%H</text:p>
          </table:table-cell>
          <table:table-cell table:style-name="Table4.B2" office:value-type="string">
            <text:p text:style-name="Table_20_Contents">用十进制表示24小时格式的小时</text:p>
          </table:table-cell>
        </table:table-row>
        <table:table-row>
          <table:table-cell table:style-name="Table4.A2" office:value-type="string">
            <text:p text:style-name="Table_20_Contents">%I</text:p>
          </table:table-cell>
          <table:table-cell table:style-name="Table4.B2" office:value-type="string">
            <text:p text:style-name="Table_20_Contents">用十进制表示12小时格式的小时</text:p>
          </table:table-cell>
        </table:table-row>
        <table:table-row>
          <table:table-cell table:style-name="Table4.A2" office:value-type="string">
            <text:p text:style-name="Table_20_Contents">%j</text:p>
          </table:table-cell>
          <table:table-cell table:style-name="Table4.B2" office:value-type="string">
            <text:p text:style-name="Table_20_Contents">从1月1日起一年中的第几天</text:p>
          </table:table-cell>
        </table:table-row>
        <table:table-row>
          <table:table-cell table:style-name="Table4.A2" office:value-type="string">
            <text:p text:style-name="Table_20_Contents">%m</text:p>
          </table:table-cell>
          <table:table-cell table:style-name="Table4.B2" office:value-type="string">
            <text:p text:style-name="Table_20_Contents">十进制表示的月份</text:p>
          </table:table-cell>
        </table:table-row>
        <table:table-row>
          <table:table-cell table:style-name="Table4.A2" office:value-type="string">
            <text:p text:style-name="Table_20_Contents">%M</text:p>
          </table:table-cell>
          <table:table-cell table:style-name="Table4.B2" office:value-type="string">
            <text:p text:style-name="Table_20_Contents">十进制表示的分钟</text:p>
          </table:table-cell>
        </table:table-row>
        <table:table-row>
          <table:table-cell table:style-name="Table4.A2" office:value-type="string">
            <text:p text:style-name="Table_20_Contents">%p</text:p>
          </table:table-cell>
          <table:table-cell table:style-name="Table4.B2" office:value-type="string">
            <text:p text:style-name="Table_20_Contents">12小时表示法(AM/PM)</text:p>
          </table:table-cell>
        </table:table-row>
        <text:soft-page-break/>
        <table:table-row>
          <table:table-cell table:style-name="Table4.A2" office:value-type="string">
            <text:p text:style-name="Table_20_Contents">%S</text:p>
          </table:table-cell>
          <table:table-cell table:style-name="Table4.B2" office:value-type="string">
            <text:p text:style-name="Table_20_Contents">十进制表示的秒</text:p>
          </table:table-cell>
        </table:table-row>
        <table:table-row>
          <table:table-cell table:style-name="Table4.A2" office:value-type="string">
            <text:p text:style-name="Table_20_Contents">%U</text:p>
          </table:table-cell>
          <table:table-cell table:style-name="Table4.B2" office:value-type="string">
            <text:p text:style-name="Table_20_Contents">十进制表示的一年中的第几个星期(星期天作为一个星期的开始)</text:p>
          </table:table-cell>
        </table:table-row>
        <table:table-row>
          <table:table-cell table:style-name="Table4.A2" office:value-type="string">
            <text:p text:style-name="Table_20_Contents">%w</text:p>
          </table:table-cell>
          <table:table-cell table:style-name="Table4.B2" office:value-type="string">
            <text:p text:style-name="Table_20_Contents">十进制表示的星期几(星期天是0)</text:p>
          </table:table-cell>
        </table:table-row>
        <table:table-row>
          <table:table-cell table:style-name="Table4.A2" office:value-type="string">
            <text:p text:style-name="Table_20_Contents">%W</text:p>
          </table:table-cell>
          <table:table-cell table:style-name="Table4.B2" office:value-type="string">
            <text:p text:style-name="Table_20_Contents">十进制表示的一年中的第几个星期(星期一作为一个星期的开始)</text:p>
          </table:table-cell>
        </table:table-row>
        <table:table-row>
          <table:table-cell table:style-name="Table4.A2" office:value-type="string">
            <text:p text:style-name="Table_20_Contents">%x</text:p>
          </table:table-cell>
          <table:table-cell table:style-name="Table4.B2" office:value-type="string">
            <text:p text:style-name="Table_20_Contents">重新设置本地日期(08/20/99)</text:p>
          </table:table-cell>
        </table:table-row>
        <table:table-row>
          <table:table-cell table:style-name="Table4.A2" office:value-type="string">
            <text:p text:style-name="Table_20_Contents">%X</text:p>
          </table:table-cell>
          <table:table-cell table:style-name="Table4.B2" office:value-type="string">
            <text:p text:style-name="Table_20_Contents">重新设置本地时间(12：00：00)</text:p>
          </table:table-cell>
        </table:table-row>
        <table:table-row>
          <table:table-cell table:style-name="Table4.A2" office:value-type="string">
            <text:p text:style-name="Table_20_Contents">%y</text:p>
          </table:table-cell>
          <table:table-cell table:style-name="Table4.B2" office:value-type="string">
            <text:p text:style-name="Table_20_Contents">两位数字表示的年(99)</text:p>
          </table:table-cell>
        </table:table-row>
        <table:table-row>
          <table:table-cell table:style-name="Table4.A2" office:value-type="string">
            <text:p text:style-name="Table_20_Contents">%Y</text:p>
          </table:table-cell>
          <table:table-cell table:style-name="Table4.B2" office:value-type="string">
            <text:p text:style-name="Table_20_Contents">当前月份</text:p>
          </table:table-cell>
        </table:table-row>
        <table:table-row>
          <table:table-cell table:style-name="Table4.A2" office:value-type="string">
            <text:p text:style-name="Table_20_Contents">%Z</text:p>
          </table:table-cell>
          <table:table-cell table:style-name="Table4.B2" office:value-type="string">
            <text:p text:style-name="Table_20_Contents">时区(PDT)</text:p>
          </table:table-cell>
        </table:table-row>
        <table:table-row>
          <table:table-cell table:style-name="Table4.A2" office:value-type="string">
            <text:p text:style-name="Table_20_Contents">%%</text:p>
          </table:table-cell>
          <table:table-cell table:style-name="Table4.B2" office:value-type="string">
            <text:p text:style-name="Table_20_Contents">百分号(%)</text:p>
          </table:table-cell>
        </table:table-row>
      </table:table>
      <text:list text:style-name="L10">
        <text:list-header>
          <text:p text:style-name="P73">实例：</text:p>
          <text:p text:style-name="P22"><text:s text:c="12"/><text:span text:style-name="T1">$ awk '{ now=strftime( "%D", systime() ); print now }'</text:span></text:p>
          <text:p text:style-name="P43"><text:s text:c="12"/><text:span text:style-name="T1">$ awk '{ now=strftime("%m/%d/%y"); print now }'</text:span></text:p>
        </text:list-header>
      </text:list>
      <text:h text:style-name="Heading_20_4" text:outline-level="4" text:is-list-header="true"><text:bookmark text:name="id2876181"/><text:span text:style-name="T1">14.8.3. </text:span><text:span text:style-name="T3">内建数学函数</text:span></text:h>
      <text:p text:style-name="P56"><text:bookmark text:name="id2876188"/>Table 4. </text:p>
      <table:table table:name="Table5" table:style-name="Table5">
        <table:table-column table:style-name="Table5.A"/>
        <table:table-column table:style-name="Table5.B"/>
        <table:table-header-rows>
          <table:table-row>
            <table:table-cell table:style-name="Table5.A1" office:value-type="string">
              <text:p text:style-name="Table_20_Heading">函数名称</text:p>
            </table:table-cell>
            <table:table-cell table:style-name="Table5.B1" office:value-type="string">
              <text:p text:style-name="Table_20_Heading">返回值</text:p>
            </table:table-cell>
          </table:table-row>
        </table:table-header-rows>
        <table:table-row>
          <table:table-cell table:style-name="Table5.A2" office:value-type="string">
            <text:p text:style-name="Table_20_Contents">atan2(x,y)</text:p>
          </table:table-cell>
          <table:table-cell table:style-name="Table5.B2" office:value-type="string">
            <text:p text:style-name="Table_20_Contents">y,x范围内的余切</text:p>
          </table:table-cell>
        </table:table-row>
        <table:table-row>
          <table:table-cell table:style-name="Table5.A2" office:value-type="string">
            <text:p text:style-name="Table_20_Contents">cos(x)</text:p>
          </table:table-cell>
          <table:table-cell table:style-name="Table5.B2" office:value-type="string">
            <text:p text:style-name="Table_20_Contents">余弦函数</text:p>
          </table:table-cell>
        </table:table-row>
        <table:table-row>
          <table:table-cell table:style-name="Table5.A2" office:value-type="string">
            <text:p text:style-name="Table_20_Contents">exp(x)</text:p>
          </table:table-cell>
          <table:table-cell table:style-name="Table5.B2" office:value-type="string">
            <text:p text:style-name="Table_20_Contents">求幂</text:p>
          </table:table-cell>
        </table:table-row>
        <table:table-row>
          <table:table-cell table:style-name="Table5.A2" office:value-type="string">
            <text:p text:style-name="Table_20_Contents">int(x)</text:p>
          </table:table-cell>
          <table:table-cell table:style-name="Table5.B2" office:value-type="string">
            <text:p text:style-name="Table_20_Contents">取整</text:p>
          </table:table-cell>
        </table:table-row>
        <table:table-row>
          <table:table-cell table:style-name="Table5.A2" office:value-type="string">
            <text:p text:style-name="Table_20_Contents">log(x)</text:p>
          </table:table-cell>
          <table:table-cell table:style-name="Table5.B2" office:value-type="string">
            <text:p text:style-name="Table_20_Contents">自然对数</text:p>
          </table:table-cell>
        </table:table-row>
        <table:table-row>
          <table:table-cell table:style-name="Table5.A2" office:value-type="string">
            <text:p text:style-name="Table_20_Contents">rand()</text:p>
          </table:table-cell>
          <table:table-cell table:style-name="Table5.B2" office:value-type="string">
            <text:p text:style-name="Table_20_Contents">随机数</text:p>
          </table:table-cell>
        </table:table-row>
        <table:table-row>
          <table:table-cell table:style-name="Table5.A2" office:value-type="string">
            <text:p text:style-name="Table_20_Contents">sin(x)</text:p>
          </table:table-cell>
          <table:table-cell table:style-name="Table5.B2" office:value-type="string">
            <text:p text:style-name="Table_20_Contents">正弦</text:p>
          </table:table-cell>
        </table:table-row>
        <table:table-row>
          <table:table-cell table:style-name="Table5.A2" office:value-type="string">
            <text:p text:style-name="Table_20_Contents">sqrt(x)</text:p>
          </table:table-cell>
          <table:table-cell table:style-name="Table5.B2" office:value-type="string">
            <text:p text:style-name="Table_20_Contents">平方根</text:p>
          </table:table-cell>
        </table:table-row>
        <table:table-row>
          <table:table-cell table:style-name="Table5.A2" office:value-type="string">
            <text:p text:style-name="Table_20_Contents">srand(x)</text:p>
          </table:table-cell>
          <table:table-cell table:style-name="Table5.B2" office:value-type="string">
            <text:p text:style-name="Table_20_Contents">x是rand()函数的种子</text:p>
          </table:table-cell>
        </table:table-row>
        <table:table-row>
          <table:table-cell table:style-name="Table5.A2" office:value-type="string">
            <text:p text:style-name="Table_20_Contents">int(x)</text:p>
          </table:table-cell>
          <table:table-cell table:style-name="Table5.B2" office:value-type="string">
            <text:p text:style-name="Table_20_Contents">取整，过程没有舍入</text:p>
          </table:table-cell>
        </table:table-row>
        <table:table-row>
          <table:table-cell table:style-name="Table5.A2" office:value-type="string">
            <text:p text:style-name="Table_20_Contents">rand()</text:p>
          </table:table-cell>
          <table:table-cell table:style-name="Table5.B2" office:value-type="string">
            <text:p text:style-name="Table_20_Contents">产生一个大于等于0而小于1的随机数</text:p>
          </table:table-cell>
        </table:table-row>
      </table:table>
      <text:h text:style-name="Heading_20_4" text:outline-level="4" text:is-list-header="true"><text:bookmark text:name="id2876364"/><text:span text:style-name="T1">14.8.4. </text:span><text:span text:style-name="T3">自定义函数</text:span></text:h>
      <text:p text:style-name="Text_20_body"><text:span text:style-name="T3">在</text:span><text:span text:style-name="T1">awk</text:span><text:span text:style-name="T3">中还可自定义函数，格式如下：</text:span></text:p>
      <text:p text:style-name="Preformatted_20_Text"><text:s text:c="8"/><text:span text:style-name="T1">function name ( parameter, parameter, parameter, ... ) {</text:span></text:p>
      <text:p text:style-name="Preformatted_20_Text"><text:s text:c="24"/><text:span text:style-name="T1">statements</text:span></text:p>
      <text:p text:style-name="Preformatted_20_Text"><text:s text:c="24"/><text:span text:style-name="T1">return expression <text:s text:c="17"/># the return statement and expression are optional</text:span></text:p>
      <text:p text:style-name="P23"><text:soft-page-break/><text:s text:c="8"/><text:span text:style-name="T1">}</text:span></text:p>
      <text:h text:style-name="P139" text:outline-level="2" text:is-list-header="true"><text:bookmark text:name="id2876398"/>15. How-to</text:h>
      <text:list text:style-name="L11">
        <text:list-item>
          <text:p text:style-name="P75">如何把一行竖排的数据转换成横排？</text:p>
          <text:p text:style-name="P57">awk '{printf("%s,",$1)}' filenam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LGC San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LGC San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LGC San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DejaVu LGC Sans" style:font-size-asian="12pt" style:font-weight-asian="bold" style:font-name-complex="Tahoma" style:font-size-complex="12pt" style:font-weight-complex="bold"/>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Liberation Mono" style:font-name-asian="Liberation Mono" style:font-name-complex="Liberation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2945in" fo:margin-right="0.476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sunliguo</meta:initial-creator>
    <meta:creation-date>2007-11-15T16:16:05</meta:creation-date>
    <dc:creator>sunliguo</dc:creator>
    <dc:date>2007-11-15T16:45:48</dc:date>
    <meta:editing-cycles>5</meta:editing-cycles>
    <meta:editing-duration>PT29M52S</meta:editing-duration>
    <meta:user-defined meta:name="Info 1"/>
    <meta:user-defined meta:name="Info 2"/>
    <meta:user-defined meta:name="Info 3"/>
    <meta:user-defined meta:name="Info 4"/>
    <meta:document-statistic meta:table-count="5" meta:image-count="10" meta:object-count="0" meta:page-count="15" meta:paragraph-count="467" meta:word-count="2212" meta:character-count="13882"/>
  </office:meta>
</office:document-meta>
</file>